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1.296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0.931cm"/>
    </style:style>
    <style:style style:name="co5" style:family="table-column">
      <style:table-column-properties fo:break-before="auto" style:column-width="0.96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number-columns-repeated="2" table:default-cell-style-name="Default"/>
        <table:table-column table:style-name="co9" table:default-cell-style-name="ce2"/>
        <table:table-column table:style-name="co9" table:number-columns-repeated="3" table:default-cell-style-name="ce3"/>
        <table:table-column table:style-name="co9" table:number-columns-repeated="3" table:default-cell-style-name="ce4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размер</text:p>
          </table:table-cell>
          <table:table-cell table:style-name="ce2" office:value-type="string" calcext:value-type="string" table:number-columns-spanned="5" table:number-rows-spanned="1">
            <text:p>среднее значение (мкс)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1" table:number-rows-spanned="3">
            <text:p>размер</text:p>
          </table:table-cell>
          <table:table-cell table:style-name="ce2" office:value-type="string" calcext:value-type="string" table:number-columns-spanned="5" table:number-rows-spanned="1">
            <text:p>среднее значение (мкс)</text:p>
          </table:table-cell>
          <table:covered-table-cell table:number-columns-repeated="3" table:style-name="ce2"/>
          <table:covered-table-cell/>
          <table:table-cell table:style-name="ce2"/>
          <table:table-cell table:style-name="ce1" office:value-type="string" calcext:value-type="string" table:number-columns-spanned="1" table:number-rows-spanned="3">
            <text:p>размер</text:p>
          </table:table-cell>
          <table:table-cell table:style-name="ce2" office:value-type="string" calcext:value-type="string" table:number-columns-spanned="5" table:number-rows-spanned="1">
            <text:p>среднее значение (мкс)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5" table:number-rows-spanned="1">
            <text:p>транспонирование первой матрицы</text:p>
          </table:table-cell>
          <table:covered-table-cell table:number-columns-repeated="4" table:style-name="ce2"/>
          <table:table-cell table:style-name="ce2"/>
          <table:covered-table-cell table:style-name="ce2"/>
          <table:table-cell table:style-name="ce2" office:value-type="string" calcext:value-type="string" table:number-columns-spanned="5" table:number-rows-spanned="1">
            <text:p>без транспонирования</text:p>
          </table:table-cell>
          <table:covered-table-cell table:number-columns-repeated="3" table:style-name="ce2"/>
          <table:covered-table-cell/>
          <table:table-cell table:style-name="ce2"/>
          <table:covered-table-cell table:style-name="ce2"/>
          <table:table-cell table:style-name="ce2" office:value-type="string" calcext:value-type="string" table:number-columns-spanned="5" table:number-rows-spanned="1">
            <text:p>транспонирование второй матрицы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</text:p>
          </table:table-cell>
          <table:table-cell table:style-name="ce2"/>
          <table:covered-table-cell table:style-name="ce2"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office:value-type="string" calcext:value-type="string">
            <text:p>Os</text:p>
          </table:table-cell>
          <table:table-cell table:style-name="ce2"/>
          <table:covered-table-cell table:style-name="ce2"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6" calcext:value-type="float">
            <text:p>1,2</text:p>
          </table:table-cell>
          <table:table-cell office:value-type="float" office:value="1.201" calcext:value-type="float">
            <text:p>1,2</text:p>
          </table:table-cell>
          <table:table-cell table:style-name="ce3" office:value-type="float" office:value="1.116" calcext:value-type="float">
            <text:p>1,1</text:p>
          </table:table-cell>
          <table:table-cell table:style-name="ce3" office:value-type="float" office:value="2.158" calcext:value-type="float">
            <text:p>2,2</text:p>
          </table:table-cell>
          <table:table-cell office:value-type="float" office:value="1.116" calcext:value-type="float">
            <text:p>1,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1.114" calcext:value-type="float">
            <text:p>1,1</text:p>
          </table:table-cell>
          <table:table-cell office:value-type="float" office:value="1.133" calcext:value-type="float">
            <text:p>1,1</text:p>
          </table:table-cell>
          <table:table-cell table:style-name="ce3" office:value-type="float" office:value="1.098" calcext:value-type="float">
            <text:p>1,1</text:p>
          </table:table-cell>
          <table:table-cell table:style-name="ce3" office:value-type="float" office:value="3.213" calcext:value-type="float">
            <text:p>3,2</text:p>
          </table:table-cell>
          <table:table-cell table:style-name="ce3" office:value-type="float" office:value="1.149" calcext:value-type="float">
            <text:p>1,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float" office:value="1.18" calcext:value-type="float">
            <text:p>1,2</text:p>
          </table:table-cell>
          <table:table-cell table:style-name="ce3" office:value-type="float" office:value="1.188" calcext:value-type="float">
            <text:p>1,2</text:p>
          </table:table-cell>
          <table:table-cell table:style-name="ce3" office:value-type="float" office:value="1.146" calcext:value-type="float">
            <text:p>1,1</text:p>
          </table:table-cell>
          <table:table-cell table:style-name="ce3" office:value-type="float" office:value="3.27" calcext:value-type="float">
            <text:p>3,3</text:p>
          </table:table-cell>
          <table:table-cell table:style-name="ce3" office:value-type="float" office:value="1.116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37" calcext:value-type="float">
            <text:p>1,6</text:p>
          </table:table-cell>
          <table:table-cell office:value-type="float" office:value="1.359" calcext:value-type="float">
            <text:p>1,4</text:p>
          </table:table-cell>
          <table:table-cell table:style-name="ce3" office:value-type="float" office:value="1.392" calcext:value-type="float">
            <text:p>1,4</text:p>
          </table:table-cell>
          <table:table-cell table:style-name="ce3" office:value-type="float" office:value="2.376" calcext:value-type="float">
            <text:p>2,4</text:p>
          </table:table-cell>
          <table:table-cell office:value-type="float" office:value="1.394" calcext:value-type="float">
            <text:p>1,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office:value-type="float" office:value="1.518" calcext:value-type="float">
            <text:p>1,5</text:p>
          </table:table-cell>
          <table:table-cell office:value-type="float" office:value="1.265" calcext:value-type="float">
            <text:p>1,3</text:p>
          </table:table-cell>
          <table:table-cell table:style-name="ce3" office:value-type="float" office:value="1.297" calcext:value-type="float">
            <text:p>1,3</text:p>
          </table:table-cell>
          <table:table-cell table:style-name="ce3" office:value-type="float" office:value="2.253" calcext:value-type="float">
            <text:p>2,3</text:p>
          </table:table-cell>
          <table:table-cell table:style-name="ce3" office:value-type="float" office:value="1.284" calcext:value-type="float">
            <text:p>1,3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office:value-type="float" office:value="1.692" calcext:value-type="float">
            <text:p>1,7</text:p>
          </table:table-cell>
          <table:table-cell table:style-name="ce3" office:value-type="float" office:value="1.345" calcext:value-type="float">
            <text:p>1,3</text:p>
          </table:table-cell>
          <table:table-cell table:style-name="ce3" office:value-type="float" office:value="1.371" calcext:value-type="float">
            <text:p>1,4</text:p>
          </table:table-cell>
          <table:table-cell table:style-name="ce3" office:value-type="float" office:value="2.35" calcext:value-type="float">
            <text:p>2,4</text:p>
          </table:table-cell>
          <table:table-cell table:style-name="ce3" office:value-type="float" office:value="1.362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89" calcext:value-type="float">
            <text:p>4,8</text:p>
          </table:table-cell>
          <table:table-cell office:value-type="float" office:value="2.872" calcext:value-type="float">
            <text:p>2,9</text:p>
          </table:table-cell>
          <table:table-cell table:style-name="ce3" office:value-type="float" office:value="3.106" calcext:value-type="float">
            <text:p>3,1</text:p>
          </table:table-cell>
          <table:table-cell table:style-name="ce3" office:value-type="float" office:value="3.901" calcext:value-type="float">
            <text:p>3,9</text:p>
          </table:table-cell>
          <table:table-cell office:value-type="float" office:value="3.088" calcext:value-type="float">
            <text:p>3,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4.327" calcext:value-type="float">
            <text:p>4,3</text:p>
          </table:table-cell>
          <table:table-cell office:value-type="float" office:value="2.954" calcext:value-type="float">
            <text:p>3,0</text:p>
          </table:table-cell>
          <table:table-cell table:style-name="ce3" office:value-type="float" office:value="2.633" calcext:value-type="float">
            <text:p>2,6</text:p>
          </table:table-cell>
          <table:table-cell table:style-name="ce3" office:value-type="float" office:value="3.844" calcext:value-type="float">
            <text:p>3,8</text:p>
          </table:table-cell>
          <table:table-cell table:style-name="ce3" office:value-type="float" office:value="2.819" calcext:value-type="float">
            <text:p>2,8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office:value-type="float" office:value="4.768" calcext:value-type="float">
            <text:p>4,8</text:p>
          </table:table-cell>
          <table:table-cell table:style-name="ce3" office:value-type="float" office:value="2.898" calcext:value-type="float">
            <text:p>2,9</text:p>
          </table:table-cell>
          <table:table-cell table:style-name="ce3" office:value-type="float" office:value="2.825" calcext:value-type="float">
            <text:p>2,8</text:p>
          </table:table-cell>
          <table:table-cell table:style-name="ce3" office:value-type="float" office:value="3.962" calcext:value-type="float">
            <text:p>4,0</text:p>
          </table:table-cell>
          <table:table-cell table:style-name="ce3" office:value-type="float" office:value="2.825" calcext:value-type="float">
            <text:p>2,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951" calcext:value-type="float">
            <text:p>10,0</text:p>
          </table:table-cell>
          <table:table-cell office:value-type="float" office:value="3.858" calcext:value-type="float">
            <text:p>3,9</text:p>
          </table:table-cell>
          <table:table-cell table:style-name="ce3" office:value-type="float" office:value="4.454" calcext:value-type="float">
            <text:p>4,5</text:p>
          </table:table-cell>
          <table:table-cell table:style-name="ce3" office:value-type="float" office:value="4.926" calcext:value-type="float">
            <text:p>4,9</text:p>
          </table:table-cell>
          <table:table-cell office:value-type="float" office:value="4.441" calcext:value-type="float">
            <text:p>4,4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3" office:value-type="float" office:value="8.767" calcext:value-type="float">
            <text:p>8,8</text:p>
          </table:table-cell>
          <table:table-cell office:value-type="float" office:value="4.397" calcext:value-type="float">
            <text:p>4,4</text:p>
          </table:table-cell>
          <table:table-cell table:style-name="ce3" office:value-type="float" office:value="3.563" calcext:value-type="float">
            <text:p>3,6</text:p>
          </table:table-cell>
          <table:table-cell table:style-name="ce3" office:value-type="float" office:value="4.803" calcext:value-type="float">
            <text:p>4,8</text:p>
          </table:table-cell>
          <table:table-cell table:style-name="ce3" office:value-type="float" office:value="4.064" calcext:value-type="float">
            <text:p>4,1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office:value-type="float" office:value="9.511" calcext:value-type="float">
            <text:p>9,5</text:p>
          </table:table-cell>
          <table:table-cell table:style-name="ce3" office:value-type="float" office:value="4.014" calcext:value-type="float">
            <text:p>4,0</text:p>
          </table:table-cell>
          <table:table-cell table:style-name="ce3" office:value-type="float" office:value="3.844" calcext:value-type="float">
            <text:p>3,8</text:p>
          </table:table-cell>
          <table:table-cell table:style-name="ce3" office:value-type="float" office:value="5.122" calcext:value-type="float">
            <text:p>5,1</text:p>
          </table:table-cell>
          <table:table-cell table:style-name="ce3" office:value-type="float" office:value="3.922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697" calcext:value-type="float">
            <text:p>20,7</text:p>
          </table:table-cell>
          <table:table-cell office:value-type="float" office:value="6.69" calcext:value-type="float">
            <text:p>6,7</text:p>
          </table:table-cell>
          <table:table-cell table:style-name="ce3" office:value-type="float" office:value="8.358" calcext:value-type="float">
            <text:p>8,4</text:p>
          </table:table-cell>
          <table:table-cell table:style-name="ce3" office:value-type="float" office:value="7.807" calcext:value-type="float">
            <text:p>7,8</text:p>
          </table:table-cell>
          <table:table-cell office:value-type="float" office:value="8.074" calcext:value-type="float">
            <text:p>8,1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3" office:value-type="float" office:value="18.339" calcext:value-type="float">
            <text:p>18,3</text:p>
          </table:table-cell>
          <table:table-cell office:value-type="float" office:value="8.248" calcext:value-type="float">
            <text:p>8,2</text:p>
          </table:table-cell>
          <table:table-cell table:style-name="ce3" office:value-type="float" office:value="5.915" calcext:value-type="float">
            <text:p>5,9</text:p>
          </table:table-cell>
          <table:table-cell table:style-name="ce3" office:value-type="float" office:value="7.31" calcext:value-type="float">
            <text:p>7,3</text:p>
          </table:table-cell>
          <table:table-cell table:style-name="ce3" office:value-type="float" office:value="7.482" calcext:value-type="float">
            <text:p>7,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office:value-type="float" office:value="20.024" calcext:value-type="float">
            <text:p>20,0</text:p>
          </table:table-cell>
          <table:table-cell table:style-name="ce3" office:value-type="float" office:value="7.076" calcext:value-type="float">
            <text:p>7,1</text:p>
          </table:table-cell>
          <table:table-cell table:style-name="ce3" office:value-type="float" office:value="5.803" calcext:value-type="float">
            <text:p>5,8</text:p>
          </table:table-cell>
          <table:table-cell table:style-name="ce3" office:value-type="float" office:value="7.079" calcext:value-type="float">
            <text:p>7,1</text:p>
          </table:table-cell>
          <table:table-cell table:style-name="ce3" office:value-type="float" office:value="7.164" calcext:value-type="float">
            <text:p>7,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982" calcext:value-type="float">
            <text:p>36,0</text:p>
          </table:table-cell>
          <table:table-cell office:value-type="float" office:value="9.605" calcext:value-type="float">
            <text:p>9,6</text:p>
          </table:table-cell>
          <table:table-cell table:style-name="ce3" office:value-type="float" office:value="12.339" calcext:value-type="float">
            <text:p>12,3</text:p>
          </table:table-cell>
          <table:table-cell table:style-name="ce3" office:value-type="float" office:value="10.95" calcext:value-type="float">
            <text:p>11,0</text:p>
          </table:table-cell>
          <table:table-cell office:value-type="float" office:value="12.148" calcext:value-type="float">
            <text:p>12,1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3" office:value-type="float" office:value="32.471" calcext:value-type="float">
            <text:p>32,5</text:p>
          </table:table-cell>
          <table:table-cell office:value-type="float" office:value="15.308" calcext:value-type="float">
            <text:p>15,3</text:p>
          </table:table-cell>
          <table:table-cell table:style-name="ce3" office:value-type="float" office:value="7.699" calcext:value-type="float">
            <text:p>7,7</text:p>
          </table:table-cell>
          <table:table-cell table:style-name="ce3" office:value-type="float" office:value="8.872" calcext:value-type="float">
            <text:p>8,9</text:p>
          </table:table-cell>
          <table:table-cell table:style-name="ce3" office:value-type="float" office:value="11.374" calcext:value-type="float">
            <text:p>11,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office:value-type="float" office:value="34.624" calcext:value-type="float">
            <text:p>34,6</text:p>
          </table:table-cell>
          <table:table-cell table:style-name="ce3" office:value-type="float" office:value="10.287" calcext:value-type="float">
            <text:p>10,3</text:p>
          </table:table-cell>
          <table:table-cell table:style-name="ce3" office:value-type="float" office:value="6.962" calcext:value-type="float">
            <text:p>7,0</text:p>
          </table:table-cell>
          <table:table-cell table:style-name="ce3" office:value-type="float" office:value="7.926" calcext:value-type="float">
            <text:p>7,9</text:p>
          </table:table-cell>
          <table:table-cell table:style-name="ce3" office:value-type="float" office:value="10.211" calcext:value-type="float">
            <text:p>10,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.034" calcext:value-type="float">
            <text:p>60,0</text:p>
          </table:table-cell>
          <table:table-cell office:value-type="float" office:value="14.856" calcext:value-type="float">
            <text:p>14,9</text:p>
          </table:table-cell>
          <table:table-cell table:style-name="ce3" office:value-type="float" office:value="19.473" calcext:value-type="float">
            <text:p>19,5</text:p>
          </table:table-cell>
          <table:table-cell table:style-name="ce3" office:value-type="float" office:value="16.413" calcext:value-type="float">
            <text:p>16,4</text:p>
          </table:table-cell>
          <table:table-cell office:value-type="float" office:value="18.849" calcext:value-type="float">
            <text:p>18,8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3" office:value-type="float" office:value="54.514" calcext:value-type="float">
            <text:p>54,5</text:p>
          </table:table-cell>
          <table:table-cell office:value-type="float" office:value="20.359" calcext:value-type="float">
            <text:p>20,4</text:p>
          </table:table-cell>
          <table:table-cell table:style-name="ce3" office:value-type="float" office:value="12.312" calcext:value-type="float">
            <text:p>12,3</text:p>
          </table:table-cell>
          <table:table-cell table:style-name="ce3" office:value-type="float" office:value="13.377" calcext:value-type="float">
            <text:p>13,4</text:p>
          </table:table-cell>
          <table:table-cell table:style-name="ce3" office:value-type="float" office:value="18.401" calcext:value-type="float">
            <text:p>18,4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office:value-type="float" office:value="56.915" calcext:value-type="float">
            <text:p>56,9</text:p>
          </table:table-cell>
          <table:table-cell table:style-name="ce3" office:value-type="float" office:value="15.677" calcext:value-type="float">
            <text:p>15,7</text:p>
          </table:table-cell>
          <table:table-cell table:style-name="ce3" office:value-type="float" office:value="11.029" calcext:value-type="float">
            <text:p>11,0</text:p>
          </table:table-cell>
          <table:table-cell table:style-name="ce3" office:value-type="float" office:value="12.379" calcext:value-type="float">
            <text:p>12,4</text:p>
          </table:table-cell>
          <table:table-cell table:style-name="ce3" office:value-type="float" office:value="16.089" calcext:value-type="float">
            <text:p>16,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.685" calcext:value-type="float">
            <text:p>91,7</text:p>
          </table:table-cell>
          <table:table-cell office:value-type="float" office:value="28.231" calcext:value-type="float">
            <text:p>28,2</text:p>
          </table:table-cell>
          <table:table-cell table:style-name="ce3" office:value-type="float" office:value="27.881" calcext:value-type="float">
            <text:p>27,9</text:p>
          </table:table-cell>
          <table:table-cell table:style-name="ce3" office:value-type="float" office:value="22.66" calcext:value-type="float">
            <text:p>22,7</text:p>
          </table:table-cell>
          <table:table-cell office:value-type="float" office:value="33.482" calcext:value-type="float">
            <text:p>33,5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3" office:value-type="float" office:value="83.7" calcext:value-type="float">
            <text:p>83,7</text:p>
          </table:table-cell>
          <table:table-cell office:value-type="float" office:value="33.651" calcext:value-type="float">
            <text:p>33,7</text:p>
          </table:table-cell>
          <table:table-cell table:style-name="ce3" office:value-type="float" office:value="15.513" calcext:value-type="float">
            <text:p>15,5</text:p>
          </table:table-cell>
          <table:table-cell table:style-name="ce3" office:value-type="float" office:value="17.132" calcext:value-type="float">
            <text:p>17,1</text:p>
          </table:table-cell>
          <table:table-cell table:style-name="ce3" office:value-type="float" office:value="31.05" calcext:value-type="float">
            <text:p>31,1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office:value-type="float" office:value="86.496" calcext:value-type="float">
            <text:p>86,5</text:p>
          </table:table-cell>
          <table:table-cell table:style-name="ce3" office:value-type="float" office:value="29.662" calcext:value-type="float">
            <text:p>29,7</text:p>
          </table:table-cell>
          <table:table-cell table:style-name="ce3" office:value-type="float" office:value="12.846" calcext:value-type="float">
            <text:p>12,8</text:p>
          </table:table-cell>
          <table:table-cell table:style-name="ce3" office:value-type="float" office:value="13.899" calcext:value-type="float">
            <text:p>13,9</text:p>
          </table:table-cell>
          <table:table-cell table:style-name="ce3" office:value-type="float" office:value="29.499" calcext:value-type="float">
            <text:p>29,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.495" calcext:value-type="float">
            <text:p>141,5</text:p>
          </table:table-cell>
          <table:table-cell office:value-type="float" office:value="43.591" calcext:value-type="float">
            <text:p>43,6</text:p>
          </table:table-cell>
          <table:table-cell table:style-name="ce3" office:value-type="float" office:value="41.38" calcext:value-type="float">
            <text:p>41,4</text:p>
          </table:table-cell>
          <table:table-cell table:style-name="ce3" office:value-type="float" office:value="32.004" calcext:value-type="float">
            <text:p>32,0</text:p>
          </table:table-cell>
          <table:table-cell office:value-type="float" office:value="48.623" calcext:value-type="float">
            <text:p>48,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3" office:value-type="float" office:value="132.566" calcext:value-type="float">
            <text:p>132,6</text:p>
          </table:table-cell>
          <table:table-cell office:value-type="float" office:value="48.335" calcext:value-type="float">
            <text:p>48,3</text:p>
          </table:table-cell>
          <table:table-cell table:style-name="ce3" office:value-type="float" office:value="20.522" calcext:value-type="float">
            <text:p>20,5</text:p>
          </table:table-cell>
          <table:table-cell table:style-name="ce3" office:value-type="float" office:value="22.244" calcext:value-type="float">
            <text:p>22,2</text:p>
          </table:table-cell>
          <table:table-cell table:style-name="ce3" office:value-type="float" office:value="44.856" calcext:value-type="float">
            <text:p>44,9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office:value-type="float" office:value="134.984" calcext:value-type="float">
            <text:p>135,0</text:p>
          </table:table-cell>
          <table:table-cell table:style-name="ce3" office:value-type="float" office:value="45.24" calcext:value-type="float">
            <text:p>45,2</text:p>
          </table:table-cell>
          <table:table-cell table:style-name="ce3" office:value-type="float" office:value="15.982" calcext:value-type="float">
            <text:p>16,0</text:p>
          </table:table-cell>
          <table:table-cell table:style-name="ce3" office:value-type="float" office:value="17.017" calcext:value-type="float">
            <text:p>17,0</text:p>
          </table:table-cell>
          <table:table-cell table:style-name="ce3" office:value-type="float" office:value="44.636" calcext:value-type="float">
            <text:p>44,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6.996" calcext:value-type="float">
            <text:p>187,0</text:p>
          </table:table-cell>
          <table:table-cell office:value-type="float" office:value="38.093" calcext:value-type="float">
            <text:p>38,1</text:p>
          </table:table-cell>
          <table:table-cell table:style-name="ce3" office:value-type="float" office:value="53.859" calcext:value-type="float">
            <text:p>53,9</text:p>
          </table:table-cell>
          <table:table-cell table:style-name="ce3" office:value-type="float" office:value="41.895" calcext:value-type="float">
            <text:p>41,9</text:p>
          </table:table-cell>
          <table:table-cell office:value-type="float" office:value="53.235" calcext:value-type="float">
            <text:p>53,2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3" office:value-type="float" office:value="171.044" calcext:value-type="float">
            <text:p>171,0</text:p>
          </table:table-cell>
          <table:table-cell office:value-type="float" office:value="64.772" calcext:value-type="float">
            <text:p>64,8</text:p>
          </table:table-cell>
          <table:table-cell table:style-name="ce3" office:value-type="float" office:value="29.01" calcext:value-type="float">
            <text:p>29,0</text:p>
          </table:table-cell>
          <table:table-cell table:style-name="ce3" office:value-type="float" office:value="30.659" calcext:value-type="float">
            <text:p>30,7</text:p>
          </table:table-cell>
          <table:table-cell table:style-name="ce3" office:value-type="float" office:value="52.675" calcext:value-type="float">
            <text:p>52,7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office:value-type="float" office:value="175.496" calcext:value-type="float">
            <text:p>175,5</text:p>
          </table:table-cell>
          <table:table-cell table:style-name="ce3" office:value-type="float" office:value="42.974" calcext:value-type="float">
            <text:p>43,0</text:p>
          </table:table-cell>
          <table:table-cell table:style-name="ce3" office:value-type="float" office:value="22.189" calcext:value-type="float">
            <text:p>22,2</text:p>
          </table:table-cell>
          <table:table-cell table:style-name="ce3" office:value-type="float" office:value="24.078" calcext:value-type="float">
            <text:p>24,1</text:p>
          </table:table-cell>
          <table:table-cell table:style-name="ce3" office:value-type="float" office:value="42.514" calcext:value-type="float">
            <text:p>42,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4.012" calcext:value-type="float">
            <text:p>254,0</text:p>
          </table:table-cell>
          <table:table-cell office:value-type="float" office:value="50.882" calcext:value-type="float">
            <text:p>50,9</text:p>
          </table:table-cell>
          <table:table-cell table:style-name="ce3" office:value-type="float" office:value="73.441" calcext:value-type="float">
            <text:p>73,4</text:p>
          </table:table-cell>
          <table:table-cell table:style-name="ce3" office:value-type="float" office:value="55.516" calcext:value-type="float">
            <text:p>55,5</text:p>
          </table:table-cell>
          <table:table-cell office:value-type="float" office:value="72.185" calcext:value-type="float">
            <text:p>72,2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float" office:value="232.366" calcext:value-type="float">
            <text:p>232,4</text:p>
          </table:table-cell>
          <table:table-cell office:value-type="float" office:value="74.572" calcext:value-type="float">
            <text:p>74,6</text:p>
          </table:table-cell>
          <table:table-cell table:style-name="ce3" office:value-type="float" office:value="36.614" calcext:value-type="float">
            <text:p>36,6</text:p>
          </table:table-cell>
          <table:table-cell table:style-name="ce3" office:value-type="float" office:value="38.589" calcext:value-type="float">
            <text:p>38,6</text:p>
          </table:table-cell>
          <table:table-cell table:style-name="ce3" office:value-type="float" office:value="70.297" calcext:value-type="float">
            <text:p>70,3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office:value-type="float" office:value="239.955" calcext:value-type="float">
            <text:p>240,0</text:p>
          </table:table-cell>
          <table:table-cell table:style-name="ce3" office:value-type="float" office:value="57.655" calcext:value-type="float">
            <text:p>57,7</text:p>
          </table:table-cell>
          <table:table-cell table:style-name="ce3" office:value-type="float" office:value="26.126" calcext:value-type="float">
            <text:p>26,1</text:p>
          </table:table-cell>
          <table:table-cell table:style-name="ce3" office:value-type="float" office:value="27.404" calcext:value-type="float">
            <text:p>27,4</text:p>
          </table:table-cell>
          <table:table-cell table:style-name="ce3" office:value-type="float" office:value="57.686" calcext:value-type="float">
            <text:p>57,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9.386" calcext:value-type="float">
            <text:p>339,4</text:p>
          </table:table-cell>
          <table:table-cell office:value-type="float" office:value="65.512" calcext:value-type="float">
            <text:p>65,5</text:p>
          </table:table-cell>
          <table:table-cell table:style-name="ce3" office:value-type="float" office:value="95.012" calcext:value-type="float">
            <text:p>95,0</text:p>
          </table:table-cell>
          <table:table-cell table:style-name="ce3" office:value-type="float" office:value="70.899" calcext:value-type="float">
            <text:p>70,9</text:p>
          </table:table-cell>
          <table:table-cell office:value-type="float" office:value="90.952" calcext:value-type="float">
            <text:p>91,0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float" office:value="309.975" calcext:value-type="float">
            <text:p>310,0</text:p>
          </table:table-cell>
          <table:table-cell office:value-type="float" office:value="109.053" calcext:value-type="float">
            <text:p>109,1</text:p>
          </table:table-cell>
          <table:table-cell table:style-name="ce3" office:value-type="float" office:value="48.453" calcext:value-type="float">
            <text:p>48,5</text:p>
          </table:table-cell>
          <table:table-cell table:style-name="ce3" office:value-type="float" office:value="50.048" calcext:value-type="float">
            <text:p>50,0</text:p>
          </table:table-cell>
          <table:table-cell table:style-name="ce3" office:value-type="float" office:value="90.828" calcext:value-type="float">
            <text:p>90,8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office:value-type="float" office:value="312.428" calcext:value-type="float">
            <text:p>312,4</text:p>
          </table:table-cell>
          <table:table-cell table:style-name="ce3" office:value-type="float" office:value="73.286" calcext:value-type="float">
            <text:p>73,3</text:p>
          </table:table-cell>
          <table:table-cell table:style-name="ce3" office:value-type="float" office:value="35.5" calcext:value-type="float">
            <text:p>35,5</text:p>
          </table:table-cell>
          <table:table-cell table:style-name="ce3" office:value-type="float" office:value="38.203" calcext:value-type="float">
            <text:p>38,2</text:p>
          </table:table-cell>
          <table:table-cell table:style-name="ce3" office:value-type="float" office:value="73.843" calcext:value-type="float">
            <text:p>73,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1.398" calcext:value-type="float">
            <text:p>431,4</text:p>
          </table:table-cell>
          <table:table-cell office:value-type="float" office:value="83.388" calcext:value-type="float">
            <text:p>83,4</text:p>
          </table:table-cell>
          <table:table-cell table:style-name="ce3" office:value-type="float" office:value="122.636" calcext:value-type="float">
            <text:p>122,6</text:p>
          </table:table-cell>
          <table:table-cell table:style-name="ce3" office:value-type="float" office:value="90.601" calcext:value-type="float">
            <text:p>90,6</text:p>
          </table:table-cell>
          <table:table-cell office:value-type="float" office:value="118.402" calcext:value-type="float">
            <text:p>118,4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float" office:value="399.03" calcext:value-type="float">
            <text:p>399,0</text:p>
          </table:table-cell>
          <table:table-cell office:value-type="float" office:value="138.866" calcext:value-type="float">
            <text:p>138,9</text:p>
          </table:table-cell>
          <table:table-cell table:style-name="ce3" office:value-type="float" office:value="59.039" calcext:value-type="float">
            <text:p>59,0</text:p>
          </table:table-cell>
          <table:table-cell table:style-name="ce3" office:value-type="float" office:value="60.843" calcext:value-type="float">
            <text:p>60,8</text:p>
          </table:table-cell>
          <table:table-cell table:style-name="ce3" office:value-type="float" office:value="116.463" calcext:value-type="float">
            <text:p>116,5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office:value-type="float" office:value="401.893" calcext:value-type="float">
            <text:p>401,9</text:p>
          </table:table-cell>
          <table:table-cell table:style-name="ce3" office:value-type="float" office:value="95.878" calcext:value-type="float">
            <text:p>95,9</text:p>
          </table:table-cell>
          <table:table-cell table:style-name="ce3" office:value-type="float" office:value="40.733" calcext:value-type="float">
            <text:p>40,7</text:p>
          </table:table-cell>
          <table:table-cell table:style-name="ce3" office:value-type="float" office:value="41.952" calcext:value-type="float">
            <text:p>42,0</text:p>
          </table:table-cell>
          <table:table-cell table:style-name="ce3" office:value-type="float" office:value="93.309" calcext:value-type="float">
            <text:p>93,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5.14" calcext:value-type="float">
            <text:p>545,1</text:p>
          </table:table-cell>
          <table:table-cell office:value-type="float" office:value="103.387" calcext:value-type="float">
            <text:p>103,4</text:p>
          </table:table-cell>
          <table:table-cell table:style-name="ce3" office:value-type="float" office:value="150.508" calcext:value-type="float">
            <text:p>150,5</text:p>
          </table:table-cell>
          <table:table-cell table:style-name="ce3" office:value-type="float" office:value="111.346" calcext:value-type="float">
            <text:p>111,3</text:p>
          </table:table-cell>
          <table:table-cell office:value-type="float" office:value="145.745" calcext:value-type="float">
            <text:p>145,7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3" office:value-type="float" office:value="502.164" calcext:value-type="float">
            <text:p>502,2</text:p>
          </table:table-cell>
          <table:table-cell office:value-type="float" office:value="172.467" calcext:value-type="float">
            <text:p>172,5</text:p>
          </table:table-cell>
          <table:table-cell table:style-name="ce3" office:value-type="float" office:value="70.475" calcext:value-type="float">
            <text:p>70,5</text:p>
          </table:table-cell>
          <table:table-cell table:style-name="ce3" office:value-type="float" office:value="72.847" calcext:value-type="float">
            <text:p>72,8</text:p>
          </table:table-cell>
          <table:table-cell table:style-name="ce3" office:value-type="float" office:value="146.182" calcext:value-type="float">
            <text:p>146,2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office:value-type="float" office:value="516.875" calcext:value-type="float">
            <text:p>516,9</text:p>
          </table:table-cell>
          <table:table-cell table:style-name="ce3" office:value-type="float" office:value="118.546" calcext:value-type="float">
            <text:p>118,5</text:p>
          </table:table-cell>
          <table:table-cell table:style-name="ce3" office:value-type="float" office:value="45.442" calcext:value-type="float">
            <text:p>45,4</text:p>
          </table:table-cell>
          <table:table-cell table:style-name="ce3" office:value-type="float" office:value="46.278" calcext:value-type="float">
            <text:p>46,3</text:p>
          </table:table-cell>
          <table:table-cell table:style-name="ce3" office:value-type="float" office:value="118.102" calcext:value-type="float">
            <text:p>118,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7.206" calcext:value-type="float">
            <text:p>677,2</text:p>
          </table:table-cell>
          <table:table-cell office:value-type="float" office:value="130.797" calcext:value-type="float">
            <text:p>130,8</text:p>
          </table:table-cell>
          <table:table-cell table:style-name="ce3" office:value-type="float" office:value="190.107" calcext:value-type="float">
            <text:p>190,1</text:p>
          </table:table-cell>
          <table:table-cell table:style-name="ce3" office:value-type="float" office:value="138.066" calcext:value-type="float">
            <text:p>138,1</text:p>
          </table:table-cell>
          <table:table-cell office:value-type="float" office:value="180.908" calcext:value-type="float">
            <text:p>180,9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float" office:value="635.17" calcext:value-type="float">
            <text:p>635,2</text:p>
          </table:table-cell>
          <table:table-cell office:value-type="float" office:value="211.898" calcext:value-type="float">
            <text:p>211,9</text:p>
          </table:table-cell>
          <table:table-cell table:style-name="ce3" office:value-type="float" office:value="93.365" calcext:value-type="float">
            <text:p>93,4</text:p>
          </table:table-cell>
          <table:table-cell table:style-name="ce3" office:value-type="float" office:value="93.577" calcext:value-type="float">
            <text:p>93,6</text:p>
          </table:table-cell>
          <table:table-cell table:style-name="ce3" office:value-type="float" office:value="183.65" calcext:value-type="float">
            <text:p>183,7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office:value-type="float" office:value="636.998" calcext:value-type="float">
            <text:p>637,0</text:p>
          </table:table-cell>
          <table:table-cell table:style-name="ce3" office:value-type="float" office:value="145.157" calcext:value-type="float">
            <text:p>145,2</text:p>
          </table:table-cell>
          <table:table-cell table:style-name="ce3" office:value-type="float" office:value="60.754" calcext:value-type="float">
            <text:p>60,8</text:p>
          </table:table-cell>
          <table:table-cell table:style-name="ce3" office:value-type="float" office:value="64.594" calcext:value-type="float">
            <text:p>64,6</text:p>
          </table:table-cell>
          <table:table-cell table:style-name="ce3" office:value-type="float" office:value="144.424" calcext:value-type="float">
            <text:p>144,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69.939" calcext:value-type="float">
            <text:p>869,9</text:p>
          </table:table-cell>
          <table:table-cell office:value-type="float" office:value="196.137" calcext:value-type="float">
            <text:p>196,1</text:p>
          </table:table-cell>
          <table:table-cell table:style-name="ce3" office:value-type="float" office:value="226.795" calcext:value-type="float">
            <text:p>226,8</text:p>
          </table:table-cell>
          <table:table-cell table:style-name="ce3" office:value-type="float" office:value="167.954" calcext:value-type="float">
            <text:p>168,0</text:p>
          </table:table-cell>
          <table:table-cell office:value-type="float" office:value="248.803" calcext:value-type="float">
            <text:p>248,8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3" office:value-type="float" office:value="807.116" calcext:value-type="float">
            <text:p>807,1</text:p>
          </table:table-cell>
          <table:table-cell office:value-type="float" office:value="252.754" calcext:value-type="float">
            <text:p>252,8</text:p>
          </table:table-cell>
          <table:table-cell table:style-name="ce3" office:value-type="float" office:value="106.396" calcext:value-type="float">
            <text:p>106,4</text:p>
          </table:table-cell>
          <table:table-cell table:style-name="ce3" office:value-type="float" office:value="107.962" calcext:value-type="float">
            <text:p>108,0</text:p>
          </table:table-cell>
          <table:table-cell table:style-name="ce3" office:value-type="float" office:value="247.775" calcext:value-type="float">
            <text:p>247,8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office:value-type="float" office:value="809.522" calcext:value-type="float">
            <text:p>809,5</text:p>
          </table:table-cell>
          <table:table-cell table:style-name="ce3" office:value-type="float" office:value="205.902" calcext:value-type="float">
            <text:p>205,9</text:p>
          </table:table-cell>
          <table:table-cell table:style-name="ce3" office:value-type="float" office:value="67.988" calcext:value-type="float">
            <text:p>68,0</text:p>
          </table:table-cell>
          <table:table-cell table:style-name="ce3" office:value-type="float" office:value="67.642" calcext:value-type="float">
            <text:p>67,6</text:p>
          </table:table-cell>
          <table:table-cell table:style-name="ce3" office:value-type="float" office:value="203.503" calcext:value-type="float">
            <text:p>203,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1.141" calcext:value-type="float">
            <text:p>1051,1</text:p>
          </table:table-cell>
          <table:table-cell office:value-type="float" office:value="230.356" calcext:value-type="float">
            <text:p>230,4</text:p>
          </table:table-cell>
          <table:table-cell table:style-name="ce3" office:value-type="float" office:value="275.482" calcext:value-type="float">
            <text:p>275,5</text:p>
          </table:table-cell>
          <table:table-cell table:style-name="ce3" office:value-type="float" office:value="200.442" calcext:value-type="float">
            <text:p>200,4</text:p>
          </table:table-cell>
          <table:table-cell office:value-type="float" office:value="300.677" calcext:value-type="float">
            <text:p>300,7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3" office:value-type="float" office:value="968.891" calcext:value-type="float">
            <text:p>968,9</text:p>
          </table:table-cell>
          <table:table-cell office:value-type="float" office:value="304.565" calcext:value-type="float">
            <text:p>304,6</text:p>
          </table:table-cell>
          <table:table-cell table:style-name="ce3" office:value-type="float" office:value="123.015" calcext:value-type="float">
            <text:p>123,0</text:p>
          </table:table-cell>
          <table:table-cell table:style-name="ce3" office:value-type="float" office:value="125.551" calcext:value-type="float">
            <text:p>125,6</text:p>
          </table:table-cell>
          <table:table-cell table:style-name="ce3" office:value-type="float" office:value="308.157" calcext:value-type="float">
            <text:p>308,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office:value-type="float" office:value="983.171" calcext:value-type="float">
            <text:p>983,2</text:p>
          </table:table-cell>
          <table:table-cell table:style-name="ce3" office:value-type="float" office:value="244.019" calcext:value-type="float">
            <text:p>244,0</text:p>
          </table:table-cell>
          <table:table-cell table:style-name="ce3" office:value-type="float" office:value="73.581" calcext:value-type="float">
            <text:p>73,6</text:p>
          </table:table-cell>
          <table:table-cell table:style-name="ce3" office:value-type="float" office:value="71.945" calcext:value-type="float">
            <text:p>71,9</text:p>
          </table:table-cell>
          <table:table-cell table:style-name="ce3" office:value-type="float" office:value="245.714" calcext:value-type="float">
            <text:p>245,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0.211" calcext:value-type="float">
            <text:p>1250,2</text:p>
          </table:table-cell>
          <table:table-cell office:value-type="float" office:value="270.283" calcext:value-type="float">
            <text:p>270,3</text:p>
          </table:table-cell>
          <table:table-cell table:style-name="ce3" office:value-type="float" office:value="324.941" calcext:value-type="float">
            <text:p>324,9</text:p>
          </table:table-cell>
          <table:table-cell table:style-name="ce3" office:value-type="float" office:value="241.204" calcext:value-type="float">
            <text:p>241,2</text:p>
          </table:table-cell>
          <table:table-cell office:value-type="float" office:value="355.488" calcext:value-type="float">
            <text:p>355,5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3" office:value-type="float" office:value="1167.009" calcext:value-type="float">
            <text:p>1167,0</text:p>
          </table:table-cell>
          <table:table-cell office:value-type="float" office:value="364.761" calcext:value-type="float">
            <text:p>364,8</text:p>
          </table:table-cell>
          <table:table-cell table:style-name="ce3" office:value-type="float" office:value="154.346" calcext:value-type="float">
            <text:p>154,3</text:p>
          </table:table-cell>
          <table:table-cell table:style-name="ce3" office:value-type="float" office:value="155.28" calcext:value-type="float">
            <text:p>155,3</text:p>
          </table:table-cell>
          <table:table-cell table:style-name="ce3" office:value-type="float" office:value="362.14" calcext:value-type="float">
            <text:p>362,1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office:value-type="float" office:value="1177.114" calcext:value-type="float">
            <text:p>1177,1</text:p>
          </table:table-cell>
          <table:table-cell table:style-name="ce3" office:value-type="float" office:value="286.33" calcext:value-type="float">
            <text:p>286,3</text:p>
          </table:table-cell>
          <table:table-cell table:style-name="ce3" office:value-type="float" office:value="95.774" calcext:value-type="float">
            <text:p>95,8</text:p>
          </table:table-cell>
          <table:table-cell table:style-name="ce3" office:value-type="float" office:value="98.81" calcext:value-type="float">
            <text:p>98,8</text:p>
          </table:table-cell>
          <table:table-cell table:style-name="ce3" office:value-type="float" office:value="289.028" calcext:value-type="float">
            <text:p>289,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5.902" calcext:value-type="float">
            <text:p>1445,9</text:p>
          </table:table-cell>
          <table:table-cell office:value-type="float" office:value="318.347" calcext:value-type="float">
            <text:p>318,3</text:p>
          </table:table-cell>
          <table:table-cell table:style-name="ce3" office:value-type="float" office:value="390.443" calcext:value-type="float">
            <text:p>390,4</text:p>
          </table:table-cell>
          <table:table-cell table:style-name="ce3" office:value-type="float" office:value="281.762" calcext:value-type="float">
            <text:p>281,8</text:p>
          </table:table-cell>
          <table:table-cell office:value-type="float" office:value="415.792" calcext:value-type="float">
            <text:p>415,8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3" office:value-type="float" office:value="1325.425" calcext:value-type="float">
            <text:p>1325,4</text:p>
          </table:table-cell>
          <table:table-cell office:value-type="float" office:value="427.381" calcext:value-type="float">
            <text:p>427,4</text:p>
          </table:table-cell>
          <table:table-cell table:style-name="ce3" office:value-type="float" office:value="175.555" calcext:value-type="float">
            <text:p>175,6</text:p>
          </table:table-cell>
          <table:table-cell table:style-name="ce3" office:value-type="float" office:value="177.112" calcext:value-type="float">
            <text:p>177,1</text:p>
          </table:table-cell>
          <table:table-cell table:style-name="ce3" office:value-type="float" office:value="428.548" calcext:value-type="float">
            <text:p>428,5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office:value-type="float" office:value="1357.944" calcext:value-type="float">
            <text:p>1357,9</text:p>
          </table:table-cell>
          <table:table-cell table:style-name="ce3" office:value-type="float" office:value="342.45" calcext:value-type="float">
            <text:p>342,5</text:p>
          </table:table-cell>
          <table:table-cell table:style-name="ce3" office:value-type="float" office:value="109.443" calcext:value-type="float">
            <text:p>109,4</text:p>
          </table:table-cell>
          <table:table-cell table:style-name="ce3" office:value-type="float" office:value="110.268" calcext:value-type="float">
            <text:p>110,3</text:p>
          </table:table-cell>
          <table:table-cell table:style-name="ce3" office:value-type="float" office:value="346.03" calcext:value-type="float">
            <text:p>346,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16.902" calcext:value-type="float">
            <text:p>1716,9</text:p>
          </table:table-cell>
          <table:table-cell office:value-type="float" office:value="349.447" calcext:value-type="float">
            <text:p>349,4</text:p>
          </table:table-cell>
          <table:table-cell table:style-name="ce3" office:value-type="float" office:value="447.547" calcext:value-type="float">
            <text:p>447,5</text:p>
          </table:table-cell>
          <table:table-cell table:style-name="ce3" office:value-type="float" office:value="323.654" calcext:value-type="float">
            <text:p>323,7</text:p>
          </table:table-cell>
          <table:table-cell office:value-type="float" office:value="480.964" calcext:value-type="float">
            <text:p>481,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3" office:value-type="float" office:value="1593.253" calcext:value-type="float">
            <text:p>1593,3</text:p>
          </table:table-cell>
          <table:table-cell office:value-type="float" office:value="499.942" calcext:value-type="float">
            <text:p>499,9</text:p>
          </table:table-cell>
          <table:table-cell table:style-name="ce3" office:value-type="float" office:value="212.042" calcext:value-type="float">
            <text:p>212,0</text:p>
          </table:table-cell>
          <table:table-cell table:style-name="ce3" office:value-type="float" office:value="214.886" calcext:value-type="float">
            <text:p>214,9</text:p>
          </table:table-cell>
          <table:table-cell table:style-name="ce3" office:value-type="float" office:value="485.451" calcext:value-type="float">
            <text:p>485,5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office:value-type="float" office:value="1648.141" calcext:value-type="float">
            <text:p>1648,1</text:p>
          </table:table-cell>
          <table:table-cell table:style-name="ce3" office:value-type="float" office:value="383.367" calcext:value-type="float">
            <text:p>383,4</text:p>
          </table:table-cell>
          <table:table-cell table:style-name="ce3" office:value-type="float" office:value="133.502" calcext:value-type="float">
            <text:p>133,5</text:p>
          </table:table-cell>
          <table:table-cell table:style-name="ce3" office:value-type="float" office:value="137.873" calcext:value-type="float">
            <text:p>137,9</text:p>
          </table:table-cell>
          <table:table-cell table:style-name="ce3" office:value-type="float" office:value="389.445" calcext:value-type="float">
            <text:p>389,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90.194" calcext:value-type="float">
            <text:p>1990,2</text:p>
          </table:table-cell>
          <table:table-cell office:value-type="float" office:value="405.573" calcext:value-type="float">
            <text:p>405,6</text:p>
          </table:table-cell>
          <table:table-cell table:style-name="ce3" office:value-type="float" office:value="521.653" calcext:value-type="float">
            <text:p>521,7</text:p>
          </table:table-cell>
          <table:table-cell table:style-name="ce3" office:value-type="float" office:value="381.381" calcext:value-type="float">
            <text:p>381,4</text:p>
          </table:table-cell>
          <table:table-cell office:value-type="float" office:value="556.387" calcext:value-type="float">
            <text:p>556,4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881.225" calcext:value-type="float">
            <text:p>1881,2</text:p>
          </table:table-cell>
          <table:table-cell office:value-type="float" office:value="568.743" calcext:value-type="float">
            <text:p>568,7</text:p>
          </table:table-cell>
          <table:table-cell table:style-name="ce3" office:value-type="float" office:value="238.264" calcext:value-type="float">
            <text:p>238,3</text:p>
          </table:table-cell>
          <table:table-cell table:style-name="ce3" office:value-type="float" office:value="242.192" calcext:value-type="float">
            <text:p>242,2</text:p>
          </table:table-cell>
          <table:table-cell table:style-name="ce3" office:value-type="float" office:value="554.689" calcext:value-type="float">
            <text:p>554,7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office:value-type="float" office:value="1922.863" calcext:value-type="float">
            <text:p>1922,9</text:p>
          </table:table-cell>
          <table:table-cell table:style-name="ce3" office:value-type="float" office:value="447.17" calcext:value-type="float">
            <text:p>447,2</text:p>
          </table:table-cell>
          <table:table-cell table:style-name="ce3" office:value-type="float" office:value="141.484" calcext:value-type="float">
            <text:p>141,5</text:p>
          </table:table-cell>
          <table:table-cell table:style-name="ce3" office:value-type="float" office:value="144.063" calcext:value-type="float">
            <text:p>144,1</text:p>
          </table:table-cell>
          <table:table-cell table:style-name="ce3" office:value-type="float" office:value="443.697" calcext:value-type="float">
            <text:p>443,7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размер</text:p>
          </table:table-cell>
          <table:table-cell table:style-name="ce2" office:value-type="string" calcext:value-type="string">
            <text:p>Время 1</text:p>
          </table:table-cell>
          <table:table-cell table:style-name="ce2"/>
          <table:table-cell/>
          <table:table-cell table:style-name="ce2" office:value-type="string" calcext:value-type="string">
            <text:p>размер</text:p>
          </table:table-cell>
          <table:table-cell table:style-name="ce2" office:value-type="string" calcext:value-type="string">
            <text:p>Время 2</text:p>
          </table:table-cell>
          <table:table-cell table:style-name="ce2"/>
          <table:table-cell/>
          <table:table-cell table:style-name="ce2" office:value-type="string" calcext:value-type="string">
            <text:p>размер</text:p>
          </table:table-cell>
          <table:table-cell table:style-name="ce2" office:value-type="string" calcext:value-type="string">
            <text:p>Время 3</text:p>
          </table:table-cell>
          <table:table-cell table:style-name="ce2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6" calcext:value-type="float">
            <text:p>1,1</text:p>
          </table:table-cell>
          <table:table-cell table:style-name="ce4" table:formula="of:=(LN([.B31])-LN([.B30]))/(LN([.A31])-LN([.A30]))" office:value-type="float" office:value="0.137309240850978" calcext:value-type="float">
            <text:p>0,1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.098" calcext:value-type="float">
            <text:p>1,1</text:p>
          </table:table-cell>
          <table:table-cell table:formula="of:=(LN([.F31])-LN([.F30]))/(LN([.E31])-LN([.E30]))" office:value-type="float" office:value="0.103491760048736" calcext:value-type="float">
            <text:p>0,1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.146" calcext:value-type="float">
            <text:p>1,1</text:p>
          </table:table-cell>
          <table:table-cell table:style-name="ce4" table:formula="of:=(LN([.J31])-LN([.J30]))/(LN([.I31])-LN([.I30]))" office:value-type="float" office:value="0.111382229101658" calcext:value-type="float">
            <text:p>0,11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92" calcext:value-type="float">
            <text:p>1,4</text:p>
          </table:table-cell>
          <table:table-cell table:style-name="ce4" table:formula="of:=(LN([.B32])-LN([.B31]))/(LN([.A32])-LN([.A31]))" office:value-type="float" office:value="1.15789861853857" calcext:value-type="float">
            <text:p>1,1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.297" calcext:value-type="float">
            <text:p>1,3</text:p>
          </table:table-cell>
          <table:table-cell table:formula="of:=(LN([.F32])-LN([.F31]))/(LN([.E32])-LN([.E31]))" office:value-type="float" office:value="1.02152904179436" calcext:value-type="float">
            <text:p>1,0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.371" calcext:value-type="float">
            <text:p>1,4</text:p>
          </table:table-cell>
          <table:table-cell table:style-name="ce4" table:formula="of:=(LN([.J32])-LN([.J31]))/(LN([.I32])-LN([.I31]))" office:value-type="float" office:value="1.04302229641069" calcext:value-type="float">
            <text:p>1,04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06" calcext:value-type="float">
            <text:p>3,1</text:p>
          </table:table-cell>
          <table:table-cell table:style-name="ce4" table:formula="of:=(LN([.B33])-LN([.B32]))/(LN([.A33])-LN([.A32]))" office:value-type="float" office:value="0.889020625697145" calcext:value-type="float">
            <text:p>0,8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2.633" calcext:value-type="float">
            <text:p>2,6</text:p>
          </table:table-cell>
          <table:table-cell table:formula="of:=(LN([.F33])-LN([.F32]))/(LN([.E33])-LN([.E32]))" office:value-type="float" office:value="0.746005020064108" calcext:value-type="float">
            <text:p>0,7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2.825" calcext:value-type="float">
            <text:p>2,8</text:p>
          </table:table-cell>
          <table:table-cell table:style-name="ce4" table:formula="of:=(LN([.J33])-LN([.J32]))/(LN([.I33])-LN([.I32]))" office:value-type="float" office:value="0.759634109940421" calcext:value-type="float">
            <text:p>0,76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54" calcext:value-type="float">
            <text:p>4,5</text:p>
          </table:table-cell>
          <table:table-cell table:style-name="ce4" table:formula="of:=(LN([.B34])-LN([.B33]))/(LN([.A34])-LN([.A33]))" office:value-type="float" office:value="2.18788953314443" calcext:value-type="float">
            <text:p>2,19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3.563" calcext:value-type="float">
            <text:p>3,6</text:p>
          </table:table-cell>
          <table:table-cell table:formula="of:=(LN([.F34])-LN([.F33]))/(LN([.E34])-LN([.E33]))" office:value-type="float" office:value="1.7619749694052" calcext:value-type="float">
            <text:p>1,7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3.844" calcext:value-type="float">
            <text:p>3,8</text:p>
          </table:table-cell>
          <table:table-cell table:style-name="ce4" table:formula="of:=(LN([.J34])-LN([.J33]))/(LN([.I34])-LN([.I33]))" office:value-type="float" office:value="1.43165519696907" calcext:value-type="float">
            <text:p>1,43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358" calcext:value-type="float">
            <text:p>8,4</text:p>
          </table:table-cell>
          <table:table-cell table:style-name="ce4" table:formula="of:=(LN([.B35])-LN([.B34]))/(LN([.A35])-LN([.A34]))" office:value-type="float" office:value="1.74571844714505" calcext:value-type="float">
            <text:p>1,7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5.915" calcext:value-type="float">
            <text:p>5,9</text:p>
          </table:table-cell>
          <table:table-cell table:formula="of:=(LN([.F35])-LN([.F34]))/(LN([.E35])-LN([.E34]))" office:value-type="float" office:value="1.18129765038286" calcext:value-type="float">
            <text:p>1,18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5.803" calcext:value-type="float">
            <text:p>5,8</text:p>
          </table:table-cell>
          <table:table-cell table:style-name="ce4" table:formula="of:=(LN([.J35])-LN([.J34]))/(LN([.I35])-LN([.I34]))" office:value-type="float" office:value="0.816029695271684" calcext:value-type="float">
            <text:p>0,82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339" calcext:value-type="float">
            <text:p>12,3</text:p>
          </table:table-cell>
          <table:table-cell table:style-name="ce4" table:formula="of:=(LN([.B36])-LN([.B35]))/(LN([.A36])-LN([.A35]))" office:value-type="float" office:value="2.5025231290597" calcext:value-type="float">
            <text:p>2,5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float" office:value="7.699" calcext:value-type="float">
            <text:p>7,7</text:p>
          </table:table-cell>
          <table:table-cell table:formula="of:=(LN([.F36])-LN([.F35]))/(LN([.E36])-LN([.E35]))" office:value-type="float" office:value="2.57503256606808" calcext:value-type="float">
            <text:p>2,58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float" office:value="6.962" calcext:value-type="float">
            <text:p>7,0</text:p>
          </table:table-cell>
          <table:table-cell table:style-name="ce4" table:formula="of:=(LN([.J36])-LN([.J35]))/(LN([.I36])-LN([.I35]))" office:value-type="float" office:value="2.5233515225777" calcext:value-type="float">
            <text:p>2,52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473" calcext:value-type="float">
            <text:p>19,5</text:p>
          </table:table-cell>
          <table:table-cell table:style-name="ce4" table:formula="of:=(LN([.B37])-LN([.B36]))/(LN([.A37])-LN([.A36]))" office:value-type="float" office:value="2.3283488787567" calcext:value-type="float">
            <text:p>2,3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12.312" calcext:value-type="float">
            <text:p>12,3</text:p>
          </table:table-cell>
          <table:table-cell table:formula="of:=(LN([.F37])-LN([.F36]))/(LN([.E37])-LN([.E36]))" office:value-type="float" office:value="1.49920834474809" calcext:value-type="float">
            <text:p>1,5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11.029" calcext:value-type="float">
            <text:p>11,0</text:p>
          </table:table-cell>
          <table:table-cell table:style-name="ce4" table:formula="of:=(LN([.J37])-LN([.J36]))/(LN([.I37])-LN([.I36]))" office:value-type="float" office:value="0.989319746643273" calcext:value-type="float">
            <text:p>0,99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881" calcext:value-type="float">
            <text:p>27,9</text:p>
          </table:table-cell>
          <table:table-cell table:style-name="ce4" table:formula="of:=(LN([.B38])-LN([.B37]))/(LN([.A38])-LN([.A37]))" office:value-type="float" office:value="2.95699918425072" calcext:value-type="float">
            <text:p>2,96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float" office:value="15.513" calcext:value-type="float">
            <text:p>15,5</text:p>
          </table:table-cell>
          <table:table-cell table:formula="of:=(LN([.F38])-LN([.F37]))/(LN([.E38])-LN([.E37]))" office:value-type="float" office:value="2.09553045061581" calcext:value-type="float">
            <text:p>2,10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float" office:value="12.846" calcext:value-type="float">
            <text:p>12,8</text:p>
          </table:table-cell>
          <table:table-cell table:style-name="ce4" table:formula="of:=(LN([.J38])-LN([.J37]))/(LN([.I38])-LN([.I37]))" office:value-type="float" office:value="1.63579968592761" calcext:value-type="float">
            <text:p>1,64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38" calcext:value-type="float">
            <text:p>41,4</text:p>
          </table:table-cell>
          <table:table-cell table:style-name="ce4" table:formula="of:=(LN([.B39])-LN([.B38]))/(LN([.A39])-LN([.A38]))" office:value-type="float" office:value="2.23777428362723" calcext:value-type="float">
            <text:p>2,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office:value-type="float" office:value="20.522" calcext:value-type="float">
            <text:p>20,5</text:p>
          </table:table-cell>
          <table:table-cell table:formula="of:=(LN([.F39])-LN([.F38]))/(LN([.E39])-LN([.E38]))" office:value-type="float" office:value="2.93881979492465" calcext:value-type="float">
            <text:p>2,9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office:value-type="float" office:value="15.982" calcext:value-type="float">
            <text:p>16,0</text:p>
          </table:table-cell>
          <table:table-cell table:style-name="ce4" table:formula="of:=(LN([.J39])-LN([.J38]))/(LN([.I39])-LN([.I38]))" office:value-type="float" office:value="2.78591547418845" calcext:value-type="float">
            <text:p>2,79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859" calcext:value-type="float">
            <text:p>53,9</text:p>
          </table:table-cell>
          <table:table-cell table:style-name="ce4" table:formula="of:=(LN([.B40])-LN([.B39]))/(LN([.A40])-LN([.A39]))" office:value-type="float" office:value="2.94334970063738" calcext:value-type="float">
            <text:p>2,94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float" office:value="29.01" calcext:value-type="float">
            <text:p>29,0</text:p>
          </table:table-cell>
          <table:table-cell table:formula="of:=(LN([.F40])-LN([.F39]))/(LN([.E40])-LN([.E39]))" office:value-type="float" office:value="2.20946225767848" calcext:value-type="float">
            <text:p>2,21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float" office:value="22.189" calcext:value-type="float">
            <text:p>22,2</text:p>
          </table:table-cell>
          <table:table-cell table:style-name="ce4" table:formula="of:=(LN([.J40])-LN([.J39]))/(LN([.I40])-LN([.I39]))" office:value-type="float" office:value="1.55024218949861" calcext:value-type="float">
            <text:p>1,55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441" calcext:value-type="float">
            <text:p>73,4</text:p>
          </table:table-cell>
          <table:table-cell table:style-name="ce4" table:formula="of:=(LN([.B41])-LN([.B40]))/(LN([.A41])-LN([.A40]))" office:value-type="float" office:value="2.70192373117206" calcext:value-type="float">
            <text:p>2,7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36.614" calcext:value-type="float">
            <text:p>36,6</text:p>
          </table:table-cell>
          <table:table-cell table:formula="of:=(LN([.F41])-LN([.F40]))/(LN([.E41])-LN([.E40]))" office:value-type="float" office:value="2.93949267088623" calcext:value-type="float">
            <text:p>2,94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float" office:value="26.126" calcext:value-type="float">
            <text:p>26,1</text:p>
          </table:table-cell>
          <table:table-cell table:style-name="ce4" table:formula="of:=(LN([.J41])-LN([.J40]))/(LN([.I41])-LN([.I40]))" office:value-type="float" office:value="3.21688312881648" calcext:value-type="float">
            <text:p>3,22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.012" calcext:value-type="float">
            <text:p>95,0</text:p>
          </table:table-cell>
          <table:table-cell table:style-name="ce4" table:formula="of:=(LN([.B42])-LN([.B41]))/(LN([.A42])-LN([.A41]))" office:value-type="float" office:value="2.93314998179128" calcext:value-type="float">
            <text:p>2,93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office:value-type="float" office:value="48.453" calcext:value-type="float">
            <text:p>48,5</text:p>
          </table:table-cell>
          <table:table-cell table:formula="of:=(LN([.F42])-LN([.F41]))/(LN([.E42])-LN([.E41]))" office:value-type="float" office:value="2.27101320989854" calcext:value-type="float">
            <text:p>2,27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office:value-type="float" office:value="35.5" calcext:value-type="float">
            <text:p>35,5</text:p>
          </table:table-cell>
          <table:table-cell table:style-name="ce4" table:formula="of:=(LN([.J42])-LN([.J41]))/(LN([.I42])-LN([.I41]))" office:value-type="float" office:value="1.5803206776611" calcext:value-type="float">
            <text:p>1,58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.636" calcext:value-type="float">
            <text:p>122,6</text:p>
          </table:table-cell>
          <table:table-cell table:style-name="ce4" table:formula="of:=(LN([.B43])-LN([.B42]))/(LN([.A43])-LN([.A42]))" office:value-type="float" office:value="2.55857937130317" calcext:value-type="float">
            <text:p>2,56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59.039" calcext:value-type="float">
            <text:p>59,0</text:p>
          </table:table-cell>
          <table:table-cell table:formula="of:=(LN([.F43])-LN([.F42]))/(LN([.E43])-LN([.E42]))" office:value-type="float" office:value="2.21206652882033" calcext:value-type="float">
            <text:p>2,2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40.733" calcext:value-type="float">
            <text:p>40,7</text:p>
          </table:table-cell>
          <table:table-cell table:style-name="ce4" table:formula="of:=(LN([.J43])-LN([.J42]))/(LN([.I43])-LN([.I42]))" office:value-type="float" office:value="1.3667480271302" calcext:value-type="float">
            <text:p>1,37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.508" calcext:value-type="float">
            <text:p>150,5</text:p>
          </table:table-cell>
          <table:table-cell table:style-name="ce4" table:formula="of:=(LN([.B44])-LN([.B43]))/(LN([.A44])-LN([.A43]))" office:value-type="float" office:value="3.15176391730778" calcext:value-type="float">
            <text:p>3,15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office:value-type="float" office:value="70.475" calcext:value-type="float">
            <text:p>70,5</text:p>
          </table:table-cell>
          <table:table-cell table:formula="of:=(LN([.F44])-LN([.F43]))/(LN([.E44])-LN([.E43]))" office:value-type="float" office:value="3.79525302739969" calcext:value-type="float">
            <text:p>3,80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office:value-type="float" office:value="45.442" calcext:value-type="float">
            <text:p>45,4</text:p>
          </table:table-cell>
          <table:table-cell table:style-name="ce4" table:formula="of:=(LN([.J44])-LN([.J43]))/(LN([.I44])-LN([.I43]))" office:value-type="float" office:value="3.91855461303515" calcext:value-type="float">
            <text:p>3,92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0.107" calcext:value-type="float">
            <text:p>190,1</text:p>
          </table:table-cell>
          <table:table-cell table:style-name="ce4" table:formula="of:=(LN([.B45])-LN([.B44]))/(LN([.A45])-LN([.A44]))" office:value-type="float" office:value="2.55764762954177" calcext:value-type="float">
            <text:p>2,5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float" office:value="93.365" calcext:value-type="float">
            <text:p>93,4</text:p>
          </table:table-cell>
          <table:table-cell table:formula="of:=(LN([.F45])-LN([.F44]))/(LN([.E45])-LN([.E44]))" office:value-type="float" office:value="1.89369476482188" calcext:value-type="float">
            <text:p>1,89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float" office:value="60.754" calcext:value-type="float">
            <text:p>60,8</text:p>
          </table:table-cell>
          <table:table-cell table:style-name="ce4" table:formula="of:=(LN([.J45])-LN([.J44]))/(LN([.I45])-LN([.I44]))" office:value-type="float" office:value="1.63057853537697" calcext:value-type="float">
            <text:p>1,63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.795" calcext:value-type="float">
            <text:p>226,8</text:p>
          </table:table-cell>
          <table:table-cell table:style-name="ce4" table:formula="of:=(LN([.B46])-LN([.B45]))/(LN([.A46])-LN([.A45]))" office:value-type="float" office:value="3.01332849780627" calcext:value-type="float">
            <text:p>3,01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office:value-type="float" office:value="106.396" calcext:value-type="float">
            <text:p>106,4</text:p>
          </table:table-cell>
          <table:table-cell table:formula="of:=(LN([.F46])-LN([.F45]))/(LN([.E46])-LN([.E45]))" office:value-type="float" office:value="2.24886338240064" calcext:value-type="float">
            <text:p>2,25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office:value-type="float" office:value="67.988" calcext:value-type="float">
            <text:p>68,0</text:p>
          </table:table-cell>
          <table:table-cell table:style-name="ce4" table:formula="of:=(LN([.J46])-LN([.J45]))/(LN([.I46])-LN([.I45]))" office:value-type="float" office:value="1.22493698066443" calcext:value-type="float">
            <text:p>1,22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482" calcext:value-type="float">
            <text:p>275,5</text:p>
          </table:table-cell>
          <table:table-cell table:style-name="ce4" table:formula="of:=(LN([.B47])-LN([.B46]))/(LN([.A47])-LN([.A46]))" office:value-type="float" office:value="2.72366790481179" calcext:value-type="float">
            <text:p>2,72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float" office:value="123.015" calcext:value-type="float">
            <text:p>123,0</text:p>
          </table:table-cell>
          <table:table-cell table:formula="of:=(LN([.F47])-LN([.F46]))/(LN([.E47])-LN([.E46]))" office:value-type="float" office:value="3.74254765687321" calcext:value-type="float">
            <text:p>3,74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float" office:value="73.581" calcext:value-type="float">
            <text:p>73,6</text:p>
          </table:table-cell>
          <table:table-cell table:style-name="ce4" table:formula="of:=(LN([.J47])-LN([.J46]))/(LN([.I47])-LN([.I46]))" office:value-type="float" office:value="4.34814108957867" calcext:value-type="float">
            <text:p>4,35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4.941" calcext:value-type="float">
            <text:p>324,9</text:p>
          </table:table-cell>
          <table:table-cell table:style-name="ce4" table:formula="of:=(LN([.B48])-LN([.B47]))/(LN([.A48])-LN([.A47]))" office:value-type="float" office:value="3.21279672039767" calcext:value-type="float">
            <text:p>3,21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float" office:value="154.346" calcext:value-type="float">
            <text:p>154,3</text:p>
          </table:table-cell>
          <table:table-cell table:formula="of:=(LN([.F48])-LN([.F47]))/(LN([.E48])-LN([.E47]))" office:value-type="float" office:value="2.25260884598632" calcext:value-type="float">
            <text:p>2,25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float" office:value="95.774" calcext:value-type="float">
            <text:p>95,8</text:p>
          </table:table-cell>
          <table:table-cell table:style-name="ce4" table:formula="of:=(LN([.J48])-LN([.J47]))/(LN([.I48])-LN([.I47]))" office:value-type="float" office:value="2.33408535021085" calcext:value-type="float">
            <text:p>2,33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0.443" calcext:value-type="float">
            <text:p>390,4</text:p>
          </table:table-cell>
          <table:table-cell table:style-name="ce4" table:formula="of:=(LN([.B49])-LN([.B48]))/(LN([.A49])-LN([.A48]))" office:value-type="float" office:value="2.52462702927273" calcext:value-type="float">
            <text:p>2,52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office:value-type="float" office:value="175.555" calcext:value-type="float">
            <text:p>175,6</text:p>
          </table:table-cell>
          <table:table-cell table:formula="of:=(LN([.F49])-LN([.F48]))/(LN([.E49])-LN([.E48]))" office:value-type="float" office:value="3.49254094622241" calcext:value-type="float">
            <text:p>3,49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office:value-type="float" office:value="109.443" calcext:value-type="float">
            <text:p>109,4</text:p>
          </table:table-cell>
          <table:table-cell table:style-name="ce4" table:formula="of:=(LN([.J49])-LN([.J48]))/(LN([.I49])-LN([.I48]))" office:value-type="float" office:value="3.67528769841751" calcext:value-type="float">
            <text:p>3,68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7.547" calcext:value-type="float">
            <text:p>447,5</text:p>
          </table:table-cell>
          <table:table-cell table:style-name="ce4" table:formula="of:=(LN([.B50])-LN([.B49]))/(LN([.A50])-LN([.A49]))" office:value-type="float" office:value="2.98715568139183" calcext:value-type="float">
            <text:p>2,99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office:value-type="float" office:value="212.042" calcext:value-type="float">
            <text:p>212,0</text:p>
          </table:table-cell>
          <table:table-cell table:formula="of:=(LN([.F50])-LN([.F49]))/(LN([.E50])-LN([.E49]))" office:value-type="float" office:value="2.27310286358404" calcext:value-type="float">
            <text:p>2,27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office:value-type="float" office:value="133.502" calcext:value-type="float">
            <text:p>133,5</text:p>
          </table:table-cell>
          <table:table-cell table:style-name="ce4" table:formula="of:=(LN([.J50])-LN([.J49]))/(LN([.I50])-LN([.I49]))" office:value-type="float" office:value="1.13212025425247" calcext:value-type="float">
            <text:p>1,13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1.653" calcext:value-type="float">
            <text:p>521,7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238.264" calcext:value-type="float">
            <text:p>238,3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41.484" calcext:value-type="float">
            <text:p>141,5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размер</text:p>
          </table:table-cell>
          <table:table-cell table:style-name="ce2" office:value-type="string" calcext:value-type="string">
            <text:p>Время 1</text:p>
          </table:table-cell>
          <table:table-cell table:style-name="ce2" office:value-type="string" calcext:value-type="string">
            <text:p>Время 2</text:p>
          </table:table-cell>
          <table:table-cell table:style-name="ce2" office:value-type="string" calcext:value-type="string">
            <text:p>Время 3</text:p>
          </table:table-cell>
          <table:table-cell office:value-type="string" calcext:value-type="string">
            <text:p>1_1</text:p>
          </table:table-cell>
          <table:table-cell table:style-name="Default" office:value-type="string" calcext:value-type="string">
            <text:p>1_2</text:p>
          </table:table-cell>
          <table:table-cell table:style-name="Default" office:value-type="string" calcext:value-type="string">
            <text:p>1_3</text:p>
          </table:table-cell>
          <table:table-cell office:value-type="string" calcext:value-type="string">
            <text:p>2_1</text:p>
          </table:table-cell>
          <table:table-cell office:value-type="string" calcext:value-type="string">
            <text:p>2_2</text:p>
          </table:table-cell>
          <table:table-cell table:style-name="Default" office:value-type="string" calcext:value-type="string">
            <text:p>2_3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6" calcext:value-type="float">
            <text:p>1,1</text:p>
          </table:table-cell>
          <table:table-cell office:value-type="float" office:value="1.098" calcext:value-type="float">
            <text:p>1,1</text:p>
          </table:table-cell>
          <table:table-cell table:style-name="ce3" office:value-type="float" office:value="1.146" calcext:value-type="float">
            <text:p>1,1</text:p>
          </table:table-cell>
          <table:table-cell table:style-name="ce4" table:formula="of:=(LN([.B55])-LN([.B54]))/(LN([.A55])-LN([.A54]))" office:value-type="float" office:value="0.137309240850978" calcext:value-type="float">
            <text:p>0,14</text:p>
          </table:table-cell>
          <table:table-cell table:style-name="ce4" table:formula="of:=(LN([.C55])-LN([.C54]))/(LN([.A55])-LN([.A54]))" office:value-type="float" office:value="0.103491760048736" calcext:value-type="float">
            <text:p>0,10</text:p>
          </table:table-cell>
          <table:table-cell table:formula="of:=(LN([.D55])-LN([.D54]))/(LN([.A55])-LN([.A54]))" office:value-type="float" office:value="0.111382229101658" calcext:value-type="float">
            <text:p>0,11</text:p>
          </table:table-cell>
          <table:table-cell table:style-name="ce4" table:formula="of:=(LN([.B55]^2)-LN([.B54]^2))/(LN([.A55])-LN([.A54]))" office:value-type="float" office:value="0.274618481701955" calcext:value-type="float">
            <text:p>0,27</text:p>
          </table:table-cell>
          <table:table-cell table:style-name="ce4" table:formula="of:=(LN([.C55]^2)-LN([.C54]^2))/(LN([.A55])-LN([.A54]))" office:value-type="float" office:value="0.206983520097471" calcext:value-type="float">
            <text:p>0,21</text:p>
          </table:table-cell>
          <table:table-cell table:style-name="ce4" table:formula="of:=(LN([.D55]^2)-LN([.D54]^2))/(LN([.A55])-LN([.A54]))" office:value-type="float" office:value="0.222764458203317" calcext:value-type="float">
            <text:p>0,22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92" calcext:value-type="float">
            <text:p>1,4</text:p>
          </table:table-cell>
          <table:table-cell office:value-type="float" office:value="1.297" calcext:value-type="float">
            <text:p>1,3</text:p>
          </table:table-cell>
          <table:table-cell table:style-name="ce3" office:value-type="float" office:value="1.371" calcext:value-type="float">
            <text:p>1,4</text:p>
          </table:table-cell>
          <table:table-cell table:style-name="ce4" table:formula="of:=(LN([.B56])-LN([.B55]))/(LN([.A56])-LN([.A55]))" office:value-type="float" office:value="1.15789861853857" calcext:value-type="float">
            <text:p>1,16</text:p>
          </table:table-cell>
          <table:table-cell table:style-name="ce4" table:formula="of:=(LN([.C56])-LN([.C55]))/(LN([.A56])-LN([.A55]))" office:value-type="float" office:value="1.02152904179436" calcext:value-type="float">
            <text:p>1,02</text:p>
          </table:table-cell>
          <table:table-cell table:formula="of:=(LN([.D56])-LN([.D55]))/(LN([.A56])-LN([.A55]))" office:value-type="float" office:value="1.04302229641069" calcext:value-type="float">
            <text:p>1,04</text:p>
          </table:table-cell>
          <table:table-cell table:style-name="ce4" table:formula="of:=(LN([.B56]^2)-LN([.B55]^2))/(LN([.A56])-LN([.A55]))" office:value-type="float" office:value="2.31579723707714" calcext:value-type="float">
            <text:p>2,32</text:p>
          </table:table-cell>
          <table:table-cell table:style-name="ce4" table:formula="of:=(LN([.C56]^2)-LN([.C55]^2))/(LN([.A56])-LN([.A55]))" office:value-type="float" office:value="2.04305808358873" calcext:value-type="float">
            <text:p>2,04</text:p>
          </table:table-cell>
          <table:table-cell table:style-name="ce4" table:formula="of:=(LN([.D56]^2)-LN([.D55]^2))/(LN([.A56])-LN([.A55]))" office:value-type="float" office:value="2.08604459282137" calcext:value-type="float">
            <text:p>2,09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06" calcext:value-type="float">
            <text:p>3,1</text:p>
          </table:table-cell>
          <table:table-cell office:value-type="float" office:value="2.633" calcext:value-type="float">
            <text:p>2,6</text:p>
          </table:table-cell>
          <table:table-cell table:style-name="ce3" office:value-type="float" office:value="2.825" calcext:value-type="float">
            <text:p>2,8</text:p>
          </table:table-cell>
          <table:table-cell table:style-name="ce4" table:formula="of:=(LN([.B57])-LN([.B56]))/(LN([.A57])-LN([.A56]))" office:value-type="float" office:value="0.889020625697145" calcext:value-type="float">
            <text:p>0,89</text:p>
          </table:table-cell>
          <table:table-cell table:style-name="ce4" table:formula="of:=(LN([.C57])-LN([.C56]))/(LN([.A57])-LN([.A56]))" office:value-type="float" office:value="0.746005020064108" calcext:value-type="float">
            <text:p>0,75</text:p>
          </table:table-cell>
          <table:table-cell table:formula="of:=(LN([.D57])-LN([.D56]))/(LN([.A57])-LN([.A56]))" office:value-type="float" office:value="0.759634109940421" calcext:value-type="float">
            <text:p>0,76</text:p>
          </table:table-cell>
          <table:table-cell table:style-name="ce4" table:formula="of:=(LN([.B57]^2)-LN([.B56]^2))/(LN([.A57])-LN([.A56]))" office:value-type="float" office:value="1.77804125139429" calcext:value-type="float">
            <text:p>1,78</text:p>
          </table:table-cell>
          <table:table-cell table:style-name="ce4" table:formula="of:=(LN([.C57]^2)-LN([.C56]^2))/(LN([.A57])-LN([.A56]))" office:value-type="float" office:value="1.49201004012822" calcext:value-type="float">
            <text:p>1,49</text:p>
          </table:table-cell>
          <table:table-cell table:style-name="ce4" table:formula="of:=(LN([.D57]^2)-LN([.D56]^2))/(LN([.A57])-LN([.A56]))" office:value-type="float" office:value="1.51926821988084" calcext:value-type="float">
            <text:p>1,52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54" calcext:value-type="float">
            <text:p>4,5</text:p>
          </table:table-cell>
          <table:table-cell office:value-type="float" office:value="3.563" calcext:value-type="float">
            <text:p>3,6</text:p>
          </table:table-cell>
          <table:table-cell table:style-name="ce3" office:value-type="float" office:value="3.844" calcext:value-type="float">
            <text:p>3,8</text:p>
          </table:table-cell>
          <table:table-cell table:style-name="ce4" table:formula="of:=(LN([.B58])-LN([.B57]))/(LN([.A58])-LN([.A57]))" office:value-type="float" office:value="2.18788953314443" calcext:value-type="float">
            <text:p>2,19</text:p>
          </table:table-cell>
          <table:table-cell table:style-name="ce4" table:formula="of:=(LN([.C58])-LN([.C57]))/(LN([.A58])-LN([.A57]))" office:value-type="float" office:value="1.7619749694052" calcext:value-type="float">
            <text:p>1,76</text:p>
          </table:table-cell>
          <table:table-cell table:formula="of:=(LN([.D58])-LN([.D57]))/(LN([.A58])-LN([.A57]))" office:value-type="float" office:value="1.43165519696907" calcext:value-type="float">
            <text:p>1,43</text:p>
          </table:table-cell>
          <table:table-cell table:style-name="ce4" table:formula="of:=(LN([.B58]^2)-LN([.B57]^2))/(LN([.A58])-LN([.A57]))" office:value-type="float" office:value="4.37577906628885" calcext:value-type="float">
            <text:p>4,38</text:p>
          </table:table-cell>
          <table:table-cell table:style-name="ce4" table:formula="of:=(LN([.C58]^2)-LN([.C57]^2))/(LN([.A58])-LN([.A57]))" office:value-type="float" office:value="3.5239499388104" calcext:value-type="float">
            <text:p>3,52</text:p>
          </table:table-cell>
          <table:table-cell table:style-name="ce4" table:formula="of:=(LN([.D58]^2)-LN([.D57]^2))/(LN([.A58])-LN([.A57]))" office:value-type="float" office:value="2.86331039393814" calcext:value-type="float">
            <text:p>2,86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358" calcext:value-type="float">
            <text:p>8,4</text:p>
          </table:table-cell>
          <table:table-cell office:value-type="float" office:value="5.915" calcext:value-type="float">
            <text:p>5,9</text:p>
          </table:table-cell>
          <table:table-cell table:style-name="ce3" office:value-type="float" office:value="5.803" calcext:value-type="float">
            <text:p>5,8</text:p>
          </table:table-cell>
          <table:table-cell table:style-name="ce4" table:formula="of:=(LN([.B59])-LN([.B58]))/(LN([.A59])-LN([.A58]))" office:value-type="float" office:value="1.74571844714505" calcext:value-type="float">
            <text:p>1,75</text:p>
          </table:table-cell>
          <table:table-cell table:style-name="ce4" table:formula="of:=(LN([.C59])-LN([.C58]))/(LN([.A59])-LN([.A58]))" office:value-type="float" office:value="1.18129765038286" calcext:value-type="float">
            <text:p>1,18</text:p>
          </table:table-cell>
          <table:table-cell table:formula="of:=(LN([.D59])-LN([.D58]))/(LN([.A59])-LN([.A58]))" office:value-type="float" office:value="0.816029695271684" calcext:value-type="float">
            <text:p>0,82</text:p>
          </table:table-cell>
          <table:table-cell table:style-name="ce4" table:formula="of:=(LN([.B59]^2)-LN([.B58]^2))/(LN([.A59])-LN([.A58]))" office:value-type="float" office:value="3.49143689429009" calcext:value-type="float">
            <text:p>3,49</text:p>
          </table:table-cell>
          <table:table-cell table:style-name="ce4" table:formula="of:=(LN([.C59]^2)-LN([.C58]^2))/(LN([.A59])-LN([.A58]))" office:value-type="float" office:value="2.36259530076571" calcext:value-type="float">
            <text:p>2,36</text:p>
          </table:table-cell>
          <table:table-cell table:style-name="ce4" table:formula="of:=(LN([.D59]^2)-LN([.D58]^2))/(LN([.A59])-LN([.A58]))" office:value-type="float" office:value="1.63205939054337" calcext:value-type="float">
            <text:p>1,63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339" calcext:value-type="float">
            <text:p>12,3</text:p>
          </table:table-cell>
          <table:table-cell office:value-type="float" office:value="7.699" calcext:value-type="float">
            <text:p>7,7</text:p>
          </table:table-cell>
          <table:table-cell table:style-name="ce3" office:value-type="float" office:value="6.962" calcext:value-type="float">
            <text:p>7,0</text:p>
          </table:table-cell>
          <table:table-cell table:style-name="ce4" table:formula="of:=(LN([.B60])-LN([.B59]))/(LN([.A60])-LN([.A59]))" office:value-type="float" office:value="2.5025231290597" calcext:value-type="float">
            <text:p>2,50</text:p>
          </table:table-cell>
          <table:table-cell table:style-name="ce4" table:formula="of:=(LN([.C60])-LN([.C59]))/(LN([.A60])-LN([.A59]))" office:value-type="float" office:value="2.57503256606808" calcext:value-type="float">
            <text:p>2,58</text:p>
          </table:table-cell>
          <table:table-cell table:formula="of:=(LN([.D60])-LN([.D59]))/(LN([.A60])-LN([.A59]))" office:value-type="float" office:value="2.5233515225777" calcext:value-type="float">
            <text:p>2,52</text:p>
          </table:table-cell>
          <table:table-cell table:style-name="ce4" table:formula="of:=(LN([.B60]^2)-LN([.B59]^2))/(LN([.A60])-LN([.A59]))" office:value-type="float" office:value="5.00504625811941" calcext:value-type="float">
            <text:p>5,01</text:p>
          </table:table-cell>
          <table:table-cell table:style-name="ce4" table:formula="of:=(LN([.C60]^2)-LN([.C59]^2))/(LN([.A60])-LN([.A59]))" office:value-type="float" office:value="5.15006513213616" calcext:value-type="float">
            <text:p>5,15</text:p>
          </table:table-cell>
          <table:table-cell table:style-name="ce4" table:formula="of:=(LN([.D60]^2)-LN([.D59]^2))/(LN([.A60])-LN([.A59]))" office:value-type="float" office:value="5.0467030451554" calcext:value-type="float">
            <text:p>5,05</text:p>
          </table:table-cell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473" calcext:value-type="float">
            <text:p>19,5</text:p>
          </table:table-cell>
          <table:table-cell office:value-type="float" office:value="12.312" calcext:value-type="float">
            <text:p>12,3</text:p>
          </table:table-cell>
          <table:table-cell table:style-name="ce3" office:value-type="float" office:value="11.029" calcext:value-type="float">
            <text:p>11,0</text:p>
          </table:table-cell>
          <table:table-cell table:style-name="ce4" table:formula="of:=(LN([.B61])-LN([.B60]))/(LN([.A61])-LN([.A60]))" office:value-type="float" office:value="2.3283488787567" calcext:value-type="float">
            <text:p>2,33</text:p>
          </table:table-cell>
          <table:table-cell table:style-name="ce4" table:formula="of:=(LN([.C61])-LN([.C60]))/(LN([.A61])-LN([.A60]))" office:value-type="float" office:value="1.49920834474809" calcext:value-type="float">
            <text:p>1,50</text:p>
          </table:table-cell>
          <table:table-cell table:formula="of:=(LN([.D61])-LN([.D60]))/(LN([.A61])-LN([.A60]))" office:value-type="float" office:value="0.989319746643273" calcext:value-type="float">
            <text:p>0,99</text:p>
          </table:table-cell>
          <table:table-cell table:style-name="ce4" table:formula="of:=(LN([.B61]^2)-LN([.B60]^2))/(LN([.A61])-LN([.A60]))" office:value-type="float" office:value="4.6566977575134" calcext:value-type="float">
            <text:p>4,66</text:p>
          </table:table-cell>
          <table:table-cell table:style-name="ce4" table:formula="of:=(LN([.C61]^2)-LN([.C60]^2))/(LN([.A61])-LN([.A60]))" office:value-type="float" office:value="2.99841668949618" calcext:value-type="float">
            <text:p>3,00</text:p>
          </table:table-cell>
          <table:table-cell table:style-name="ce4" table:formula="of:=(LN([.D61]^2)-LN([.D60]^2))/(LN([.A61])-LN([.A60]))" office:value-type="float" office:value="1.97863949328655" calcext:value-type="float">
            <text:p>1,98</text:p>
          </table:table-cell>
          <table:table-cell table:number-columns-repeated="2"/>
          <table:table-cell office:value-type="string" calcext:value-type="string">
            <text:p>размер</text:p>
          </table:table-cell>
          <table:table-cell table:style-name="ce2" office:value-type="string" calcext:value-type="string">
            <text:p>Время 1</text:p>
          </table:table-cell>
          <table:table-cell table:style-name="ce2" office:value-type="string" calcext:value-type="string">
            <text:p>Время 2</text:p>
          </table:table-cell>
          <table:table-cell table:style-name="ce2" office:value-type="string" calcext:value-type="string">
            <text:p>Время 3</text:p>
          </table:table-cell>
          <table:table-cell table:style-name="Default" office:value-type="string" calcext:value-type="string">
            <text:p>1_1</text:p>
          </table:table-cell>
          <table:table-cell table:style-name="Default" office:value-type="string" calcext:value-type="string">
            <text:p>1_2</text:p>
          </table:table-cell>
          <table:table-cell table:style-name="Default" office:value-type="string" calcext:value-type="string">
            <text:p>1_3</text:p>
          </table:table-cell>
          <table:table-cell office:value-type="string" calcext:value-type="string">
            <text:p>2_1</text:p>
          </table:table-cell>
          <table:table-cell office:value-type="string" calcext:value-type="string">
            <text:p>2_2</text:p>
          </table:table-cell>
          <table:table-cell office:value-type="string" calcext:value-type="string">
            <text:p>2_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881" calcext:value-type="float">
            <text:p>27,9</text:p>
          </table:table-cell>
          <table:table-cell office:value-type="float" office:value="15.513" calcext:value-type="float">
            <text:p>15,5</text:p>
          </table:table-cell>
          <table:table-cell table:style-name="ce3" office:value-type="float" office:value="12.846" calcext:value-type="float">
            <text:p>12,8</text:p>
          </table:table-cell>
          <table:table-cell table:style-name="ce4" table:formula="of:=(LN([.B62])-LN([.B61]))/(LN([.A62])-LN([.A61]))" office:value-type="float" office:value="2.95699918425072" calcext:value-type="float">
            <text:p>2,96</text:p>
          </table:table-cell>
          <table:table-cell table:style-name="ce4" table:formula="of:=(LN([.C62])-LN([.C61]))/(LN([.A62])-LN([.A61]))" office:value-type="float" office:value="2.09553045061581" calcext:value-type="float">
            <text:p>2,10</text:p>
          </table:table-cell>
          <table:table-cell table:formula="of:=(LN([.D62])-LN([.D61]))/(LN([.A62])-LN([.A61]))" office:value-type="float" office:value="1.63579968592761" calcext:value-type="float">
            <text:p>1,64</text:p>
          </table:table-cell>
          <table:table-cell table:style-name="ce4" table:formula="of:=(LN([.B62]^2)-LN([.B61]^2))/(LN([.A62])-LN([.A61]))" office:value-type="float" office:value="5.91399836850145" calcext:value-type="float">
            <text:p>5,91</text:p>
          </table:table-cell>
          <table:table-cell table:style-name="ce4" table:formula="of:=(LN([.C62]^2)-LN([.C61]^2))/(LN([.A62])-LN([.A61]))" office:value-type="float" office:value="4.19106090123162" calcext:value-type="float">
            <text:p>4,19</text:p>
          </table:table-cell>
          <table:table-cell table:style-name="ce4" table:formula="of:=(LN([.D62]^2)-LN([.D61]^2))/(LN([.A62])-LN([.A61]))" office:value-type="float" office:value="3.27159937185521" calcext:value-type="float">
            <text:p>3,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16" calcext:value-type="float">
            <text:p>1,1</text:p>
          </table:table-cell>
          <table:table-cell office:value-type="float" office:value="1.098" calcext:value-type="float">
            <text:p>1,1</text:p>
          </table:table-cell>
          <table:table-cell office:value-type="float" office:value="1.146" calcext:value-type="float">
            <text:p>1,1</text:p>
          </table:table-cell>
          <table:table-cell table:formula="of:=(LN([.N62])-LN([.N61]))/(LN([.M62])-LN([.M61]))" office:value-type="float" office:value="0.137309240850978" calcext:value-type="float">
            <text:p>0,14</text:p>
          </table:table-cell>
          <table:table-cell table:formula="of:=(LN([.O62])-LN([.O61]))/(LN([.M62])-LN([.M61]))" office:value-type="float" office:value="0.103491760048736" calcext:value-type="float">
            <text:p>0,10</text:p>
          </table:table-cell>
          <table:table-cell table:formula="of:=(LN([.P62])-LN([.P61]))/(LN([.M62])-LN([.M61]))" office:value-type="float" office:value="0.111382229101658" calcext:value-type="float">
            <text:p>0,11</text:p>
          </table:table-cell>
          <table:table-cell table:style-name="ce4" table:formula="of:=(LN([.N62]^2)-LN([.N61]^2))/(LN([.M62])-LN([.M61]))" office:value-type="float" office:value="0.274618481701955" calcext:value-type="float">
            <text:p>0,27</text:p>
          </table:table-cell>
          <table:table-cell table:style-name="ce4" table:formula="of:=(LN([.O62]^2)-LN([.O61]^2))/(LN([.M62])-LN([.M61]))" office:value-type="float" office:value="0.206983520097471" calcext:value-type="float">
            <text:p>0,21</text:p>
          </table:table-cell>
          <table:table-cell table:style-name="ce4" table:formula="of:=(LN([.P62]^2)-LN([.P61]^2))/(LN([.M62])-LN([.M61]))" office:value-type="float" office:value="0.222764458203317" calcext:value-type="float">
            <text:p>0,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38" calcext:value-type="float">
            <text:p>41,4</text:p>
          </table:table-cell>
          <table:table-cell office:value-type="float" office:value="20.522" calcext:value-type="float">
            <text:p>20,5</text:p>
          </table:table-cell>
          <table:table-cell table:style-name="ce3" office:value-type="float" office:value="15.982" calcext:value-type="float">
            <text:p>16,0</text:p>
          </table:table-cell>
          <table:table-cell table:style-name="ce4" table:formula="of:=(LN([.B63])-LN([.B62]))/(LN([.A63])-LN([.A62]))" office:value-type="float" office:value="2.23777428362723" calcext:value-type="float">
            <text:p>2,24</text:p>
          </table:table-cell>
          <table:table-cell table:style-name="ce4" table:formula="of:=(LN([.C63])-LN([.C62]))/(LN([.A63])-LN([.A62]))" office:value-type="float" office:value="2.93881979492465" calcext:value-type="float">
            <text:p>2,94</text:p>
          </table:table-cell>
          <table:table-cell table:formula="of:=(LN([.D63])-LN([.D62]))/(LN([.A63])-LN([.A62]))" office:value-type="float" office:value="2.78591547418845" calcext:value-type="float">
            <text:p>2,79</text:p>
          </table:table-cell>
          <table:table-cell table:style-name="ce4" table:formula="of:=(LN([.B63]^2)-LN([.B62]^2))/(LN([.A63])-LN([.A62]))" office:value-type="float" office:value="4.47554856725447" calcext:value-type="float">
            <text:p>4,48</text:p>
          </table:table-cell>
          <table:table-cell table:style-name="ce4" table:formula="of:=(LN([.C63]^2)-LN([.C62]^2))/(LN([.A63])-LN([.A62]))" office:value-type="float" office:value="5.8776395898493" calcext:value-type="float">
            <text:p>5,88</text:p>
          </table:table-cell>
          <table:table-cell table:style-name="ce4" table:formula="of:=(LN([.D63]^2)-LN([.D62]^2))/(LN([.A63])-LN([.A62]))" office:value-type="float" office:value="5.5718309483769" calcext:value-type="float">
            <text:p>5,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392" calcext:value-type="float">
            <text:p>1,4</text:p>
          </table:table-cell>
          <table:table-cell office:value-type="float" office:value="1.297" calcext:value-type="float">
            <text:p>1,3</text:p>
          </table:table-cell>
          <table:table-cell office:value-type="float" office:value="1.371" calcext:value-type="float">
            <text:p>1,4</text:p>
          </table:table-cell>
          <table:table-cell table:formula="of:=(LN([.N63])-LN([.N62]))/(LN([.M63])-LN([.M62]))" office:value-type="float" office:value="1.15789861853857" calcext:value-type="float">
            <text:p>1,16</text:p>
          </table:table-cell>
          <table:table-cell table:formula="of:=(LN([.O63])-LN([.O62]))/(LN([.M63])-LN([.M62]))" office:value-type="float" office:value="1.02152904179436" calcext:value-type="float">
            <text:p>1,02</text:p>
          </table:table-cell>
          <table:table-cell table:formula="of:=(LN([.P63])-LN([.P62]))/(LN([.M63])-LN([.M62]))" office:value-type="float" office:value="1.04302229641069" calcext:value-type="float">
            <text:p>1,04</text:p>
          </table:table-cell>
          <table:table-cell table:style-name="ce4" table:formula="of:=(LN([.N63]^2)-LN([.N62]^2))/(LN([.M63])-LN([.M62]))" office:value-type="float" office:value="2.31579723707714" calcext:value-type="float">
            <text:p>2,32</text:p>
          </table:table-cell>
          <table:table-cell table:style-name="ce4" table:formula="of:=(LN([.O63]^2)-LN([.O62]^2))/(LN([.M63])-LN([.M62]))" office:value-type="float" office:value="2.04305808358873" calcext:value-type="float">
            <text:p>2,04</text:p>
          </table:table-cell>
          <table:table-cell table:style-name="ce4" table:formula="of:=(LN([.P63]^2)-LN([.P62]^2))/(LN([.M63])-LN([.M62]))" office:value-type="float" office:value="2.08604459282137" calcext:value-type="float">
            <text:p>2,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859" calcext:value-type="float">
            <text:p>53,9</text:p>
          </table:table-cell>
          <table:table-cell office:value-type="float" office:value="29.01" calcext:value-type="float">
            <text:p>29,0</text:p>
          </table:table-cell>
          <table:table-cell table:style-name="ce3" office:value-type="float" office:value="22.189" calcext:value-type="float">
            <text:p>22,2</text:p>
          </table:table-cell>
          <table:table-cell table:style-name="ce4" table:formula="of:=(LN([.B64])-LN([.B63]))/(LN([.A64])-LN([.A63]))" office:value-type="float" office:value="2.94334970063738" calcext:value-type="float">
            <text:p>2,94</text:p>
          </table:table-cell>
          <table:table-cell table:style-name="ce4" table:formula="of:=(LN([.C64])-LN([.C63]))/(LN([.A64])-LN([.A63]))" office:value-type="float" office:value="2.20946225767848" calcext:value-type="float">
            <text:p>2,21</text:p>
          </table:table-cell>
          <table:table-cell table:formula="of:=(LN([.D64])-LN([.D63]))/(LN([.A64])-LN([.A63]))" office:value-type="float" office:value="1.55024218949861" calcext:value-type="float">
            <text:p>1,55</text:p>
          </table:table-cell>
          <table:table-cell table:style-name="ce4" table:formula="of:=(LN([.B64]^2)-LN([.B63]^2))/(LN([.A64])-LN([.A63]))" office:value-type="float" office:value="5.88669940127476" calcext:value-type="float">
            <text:p>5,89</text:p>
          </table:table-cell>
          <table:table-cell table:style-name="ce4" table:formula="of:=(LN([.C64]^2)-LN([.C63]^2))/(LN([.A64])-LN([.A63]))" office:value-type="float" office:value="4.41892451535697" calcext:value-type="float">
            <text:p>4,42</text:p>
          </table:table-cell>
          <table:table-cell table:style-name="ce4" table:formula="of:=(LN([.D64]^2)-LN([.D63]^2))/(LN([.A64])-LN([.A63]))" office:value-type="float" office:value="3.10048437899723" calcext:value-type="float">
            <text:p>3,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106" calcext:value-type="float">
            <text:p>3,1</text:p>
          </table:table-cell>
          <table:table-cell office:value-type="float" office:value="2.633" calcext:value-type="float">
            <text:p>2,6</text:p>
          </table:table-cell>
          <table:table-cell office:value-type="float" office:value="2.825" calcext:value-type="float">
            <text:p>2,8</text:p>
          </table:table-cell>
          <table:table-cell table:formula="of:=(LN([.N64])-LN([.N63]))/(LN([.M64])-LN([.M63]))" office:value-type="float" office:value="0.889020625697145" calcext:value-type="float">
            <text:p>0,89</text:p>
          </table:table-cell>
          <table:table-cell table:formula="of:=(LN([.O64])-LN([.O63]))/(LN([.M64])-LN([.M63]))" office:value-type="float" office:value="0.746005020064108" calcext:value-type="float">
            <text:p>0,75</text:p>
          </table:table-cell>
          <table:table-cell table:formula="of:=(LN([.P64])-LN([.P63]))/(LN([.M64])-LN([.M63]))" office:value-type="float" office:value="0.759634109940421" calcext:value-type="float">
            <text:p>0,76</text:p>
          </table:table-cell>
          <table:table-cell table:style-name="ce4" table:formula="of:=(LN([.N64]^2)-LN([.N63]^2))/(LN([.M64])-LN([.M63]))" office:value-type="float" office:value="1.77804125139429" calcext:value-type="float">
            <text:p>1,78</text:p>
          </table:table-cell>
          <table:table-cell table:style-name="ce4" table:formula="of:=(LN([.O64]^2)-LN([.O63]^2))/(LN([.M64])-LN([.M63]))" office:value-type="float" office:value="1.49201004012822" calcext:value-type="float">
            <text:p>1,49</text:p>
          </table:table-cell>
          <table:table-cell table:style-name="ce4" table:formula="of:=(LN([.P64]^2)-LN([.P63]^2))/(LN([.M64])-LN([.M63]))" office:value-type="float" office:value="1.51926821988084" calcext:value-type="float">
            <text:p>1,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441" calcext:value-type="float">
            <text:p>73,4</text:p>
          </table:table-cell>
          <table:table-cell office:value-type="float" office:value="36.614" calcext:value-type="float">
            <text:p>36,6</text:p>
          </table:table-cell>
          <table:table-cell table:style-name="ce3" office:value-type="float" office:value="26.126" calcext:value-type="float">
            <text:p>26,1</text:p>
          </table:table-cell>
          <table:table-cell table:style-name="ce4" table:formula="of:=(LN([.B65])-LN([.B64]))/(LN([.A65])-LN([.A64]))" office:value-type="float" office:value="2.70192373117206" calcext:value-type="float">
            <text:p>2,70</text:p>
          </table:table-cell>
          <table:table-cell table:style-name="ce4" table:formula="of:=(LN([.C65])-LN([.C64]))/(LN([.A65])-LN([.A64]))" office:value-type="float" office:value="2.93949267088623" calcext:value-type="float">
            <text:p>2,94</text:p>
          </table:table-cell>
          <table:table-cell table:formula="of:=(LN([.D65])-LN([.D64]))/(LN([.A65])-LN([.A64]))" office:value-type="float" office:value="3.21688312881648" calcext:value-type="float">
            <text:p>3,22</text:p>
          </table:table-cell>
          <table:table-cell table:style-name="ce4" table:formula="of:=(LN([.B65]^2)-LN([.B64]^2))/(LN([.A65])-LN([.A64]))" office:value-type="float" office:value="5.40384746234413" calcext:value-type="float">
            <text:p>5,40</text:p>
          </table:table-cell>
          <table:table-cell table:style-name="ce4" table:formula="of:=(LN([.C65]^2)-LN([.C64]^2))/(LN([.A65])-LN([.A64]))" office:value-type="float" office:value="5.87898534177247" calcext:value-type="float">
            <text:p>5,88</text:p>
          </table:table-cell>
          <table:table-cell table:style-name="ce4" table:formula="of:=(LN([.D65]^2)-LN([.D64]^2))/(LN([.A65])-LN([.A64]))" office:value-type="float" office:value="6.43376625763295" calcext:value-type="float">
            <text:p>6,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.454" calcext:value-type="float">
            <text:p>4,5</text:p>
          </table:table-cell>
          <table:table-cell office:value-type="float" office:value="3.563" calcext:value-type="float">
            <text:p>3,6</text:p>
          </table:table-cell>
          <table:table-cell office:value-type="float" office:value="3.844" calcext:value-type="float">
            <text:p>3,8</text:p>
          </table:table-cell>
          <table:table-cell table:formula="of:=(LN([.N65])-LN([.N64]))/(LN([.M65])-LN([.M64]))" office:value-type="float" office:value="2.18788953314443" calcext:value-type="float">
            <text:p>2,19</text:p>
          </table:table-cell>
          <table:table-cell table:formula="of:=(LN([.O65])-LN([.O64]))/(LN([.M65])-LN([.M64]))" office:value-type="float" office:value="1.7619749694052" calcext:value-type="float">
            <text:p>1,76</text:p>
          </table:table-cell>
          <table:table-cell table:formula="of:=(LN([.P65])-LN([.P64]))/(LN([.M65])-LN([.M64]))" office:value-type="float" office:value="1.43165519696907" calcext:value-type="float">
            <text:p>1,43</text:p>
          </table:table-cell>
          <table:table-cell table:style-name="ce4" table:formula="of:=(LN([.N65]^2)-LN([.N64]^2))/(LN([.M65])-LN([.M64]))" office:value-type="float" office:value="4.37577906628885" calcext:value-type="float">
            <text:p>4,38</text:p>
          </table:table-cell>
          <table:table-cell table:style-name="ce4" table:formula="of:=(LN([.O65]^2)-LN([.O64]^2))/(LN([.M65])-LN([.M64]))" office:value-type="float" office:value="3.5239499388104" calcext:value-type="float">
            <text:p>3,52</text:p>
          </table:table-cell>
          <table:table-cell table:style-name="ce4" table:formula="of:=(LN([.P65]^2)-LN([.P64]^2))/(LN([.M65])-LN([.M64]))" office:value-type="float" office:value="2.86331039393814" calcext:value-type="float">
            <text:p>2,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.012" calcext:value-type="float">
            <text:p>95,0</text:p>
          </table:table-cell>
          <table:table-cell office:value-type="float" office:value="48.453" calcext:value-type="float">
            <text:p>48,5</text:p>
          </table:table-cell>
          <table:table-cell table:style-name="ce3" office:value-type="float" office:value="35.5" calcext:value-type="float">
            <text:p>35,5</text:p>
          </table:table-cell>
          <table:table-cell table:style-name="ce4" table:formula="of:=(LN([.B66])-LN([.B65]))/(LN([.A66])-LN([.A65]))" office:value-type="float" office:value="2.93314998179128" calcext:value-type="float">
            <text:p>2,93</text:p>
          </table:table-cell>
          <table:table-cell table:style-name="ce4" table:formula="of:=(LN([.C66])-LN([.C65]))/(LN([.A66])-LN([.A65]))" office:value-type="float" office:value="2.27101320989854" calcext:value-type="float">
            <text:p>2,27</text:p>
          </table:table-cell>
          <table:table-cell table:formula="of:=(LN([.D66])-LN([.D65]))/(LN([.A66])-LN([.A65]))" office:value-type="float" office:value="1.5803206776611" calcext:value-type="float">
            <text:p>1,58</text:p>
          </table:table-cell>
          <table:table-cell table:style-name="ce4" table:formula="of:=(LN([.B66]^2)-LN([.B65]^2))/(LN([.A66])-LN([.A65]))" office:value-type="float" office:value="5.86629996358255" calcext:value-type="float">
            <text:p>5,87</text:p>
          </table:table-cell>
          <table:table-cell table:style-name="ce4" table:formula="of:=(LN([.C66]^2)-LN([.C65]^2))/(LN([.A66])-LN([.A65]))" office:value-type="float" office:value="4.54202641979709" calcext:value-type="float">
            <text:p>4,54</text:p>
          </table:table-cell>
          <table:table-cell table:style-name="ce4" table:formula="of:=(LN([.D66]^2)-LN([.D65]^2))/(LN([.A66])-LN([.A65]))" office:value-type="float" office:value="3.1606413553222" calcext:value-type="float">
            <text:p>3,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.358" calcext:value-type="float">
            <text:p>8,4</text:p>
          </table:table-cell>
          <table:table-cell office:value-type="float" office:value="5.915" calcext:value-type="float">
            <text:p>5,9</text:p>
          </table:table-cell>
          <table:table-cell office:value-type="float" office:value="5.803" calcext:value-type="float">
            <text:p>5,8</text:p>
          </table:table-cell>
          <table:table-cell table:formula="of:=(LN([.N66])-LN([.N65]))/(LN([.M66])-LN([.M65]))" office:value-type="float" office:value="1.74571844714505" calcext:value-type="float">
            <text:p>1,75</text:p>
          </table:table-cell>
          <table:table-cell table:formula="of:=(LN([.O66])-LN([.O65]))/(LN([.M66])-LN([.M65]))" office:value-type="float" office:value="1.18129765038286" calcext:value-type="float">
            <text:p>1,18</text:p>
          </table:table-cell>
          <table:table-cell table:formula="of:=(LN([.P66])-LN([.P65]))/(LN([.M66])-LN([.M65]))" office:value-type="float" office:value="0.816029695271684" calcext:value-type="float">
            <text:p>0,82</text:p>
          </table:table-cell>
          <table:table-cell table:style-name="ce4" table:formula="of:=(LN([.N66]^2)-LN([.N65]^2))/(LN([.M66])-LN([.M65]))" office:value-type="float" office:value="3.49143689429009" calcext:value-type="float">
            <text:p>3,49</text:p>
          </table:table-cell>
          <table:table-cell table:style-name="ce4" table:formula="of:=(LN([.O66]^2)-LN([.O65]^2))/(LN([.M66])-LN([.M65]))" office:value-type="float" office:value="2.36259530076571" calcext:value-type="float">
            <text:p>2,36</text:p>
          </table:table-cell>
          <table:table-cell table:style-name="ce4" table:formula="of:=(LN([.P66]^2)-LN([.P65]^2))/(LN([.M66])-LN([.M65]))" office:value-type="float" office:value="1.63205939054337" calcext:value-type="float">
            <text:p>1,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.636" calcext:value-type="float">
            <text:p>122,6</text:p>
          </table:table-cell>
          <table:table-cell office:value-type="float" office:value="59.039" calcext:value-type="float">
            <text:p>59,0</text:p>
          </table:table-cell>
          <table:table-cell table:style-name="ce3" office:value-type="float" office:value="40.733" calcext:value-type="float">
            <text:p>40,7</text:p>
          </table:table-cell>
          <table:table-cell table:style-name="ce4" table:formula="of:=(LN([.B67])-LN([.B66]))/(LN([.A67])-LN([.A66]))" office:value-type="float" office:value="2.55857937130317" calcext:value-type="float">
            <text:p>2,56</text:p>
          </table:table-cell>
          <table:table-cell table:style-name="ce4" table:formula="of:=(LN([.C67])-LN([.C66]))/(LN([.A67])-LN([.A66]))" office:value-type="float" office:value="2.21206652882033" calcext:value-type="float">
            <text:p>2,21</text:p>
          </table:table-cell>
          <table:table-cell table:formula="of:=(LN([.D67])-LN([.D66]))/(LN([.A67])-LN([.A66]))" office:value-type="float" office:value="1.3667480271302" calcext:value-type="float">
            <text:p>1,37</text:p>
          </table:table-cell>
          <table:table-cell table:style-name="ce4" table:formula="of:=(LN([.B67]^2)-LN([.B66]^2))/(LN([.A67])-LN([.A66]))" office:value-type="float" office:value="5.11715874260635" calcext:value-type="float">
            <text:p>5,12</text:p>
          </table:table-cell>
          <table:table-cell table:style-name="ce4" table:formula="of:=(LN([.C67]^2)-LN([.C66]^2))/(LN([.A67])-LN([.A66]))" office:value-type="float" office:value="4.42413305764065" calcext:value-type="float">
            <text:p>4,42</text:p>
          </table:table-cell>
          <table:table-cell table:style-name="ce4" table:formula="of:=(LN([.D67]^2)-LN([.D66]^2))/(LN([.A67])-LN([.A66]))" office:value-type="float" office:value="2.7334960542604" calcext:value-type="float">
            <text:p>2,7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.339" calcext:value-type="float">
            <text:p>12,3</text:p>
          </table:table-cell>
          <table:table-cell office:value-type="float" office:value="7.699" calcext:value-type="float">
            <text:p>7,7</text:p>
          </table:table-cell>
          <table:table-cell office:value-type="float" office:value="6.962" calcext:value-type="float">
            <text:p>7,0</text:p>
          </table:table-cell>
          <table:table-cell table:formula="of:=(LN([.N67])-LN([.N66]))/(LN([.M67])-LN([.M66]))" office:value-type="float" office:value="2.5025231290597" calcext:value-type="float">
            <text:p>2,50</text:p>
          </table:table-cell>
          <table:table-cell table:formula="of:=(LN([.O67])-LN([.O66]))/(LN([.M67])-LN([.M66]))" office:value-type="float" office:value="2.57503256606808" calcext:value-type="float">
            <text:p>2,58</text:p>
          </table:table-cell>
          <table:table-cell table:formula="of:=(LN([.P67])-LN([.P66]))/(LN([.M67])-LN([.M66]))" office:value-type="float" office:value="2.5233515225777" calcext:value-type="float">
            <text:p>2,52</text:p>
          </table:table-cell>
          <table:table-cell table:style-name="ce4" table:formula="of:=(LN([.N67]^2)-LN([.N66]^2))/(LN([.M67])-LN([.M66]))" office:value-type="float" office:value="5.00504625811941" calcext:value-type="float">
            <text:p>5,01</text:p>
          </table:table-cell>
          <table:table-cell table:style-name="ce4" table:formula="of:=(LN([.O67]^2)-LN([.O66]^2))/(LN([.M67])-LN([.M66]))" office:value-type="float" office:value="5.15006513213616" calcext:value-type="float">
            <text:p>5,15</text:p>
          </table:table-cell>
          <table:table-cell table:style-name="ce4" table:formula="of:=(LN([.P67]^2)-LN([.P66]^2))/(LN([.M67])-LN([.M66]))" office:value-type="float" office:value="5.0467030451554" calcext:value-type="float">
            <text:p>5,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.508" calcext:value-type="float">
            <text:p>150,5</text:p>
          </table:table-cell>
          <table:table-cell office:value-type="float" office:value="70.475" calcext:value-type="float">
            <text:p>70,5</text:p>
          </table:table-cell>
          <table:table-cell table:style-name="ce3" office:value-type="float" office:value="45.442" calcext:value-type="float">
            <text:p>45,4</text:p>
          </table:table-cell>
          <table:table-cell table:style-name="ce4" table:formula="of:=(LN([.B68])-LN([.B67]))/(LN([.A68])-LN([.A67]))" office:value-type="float" office:value="3.15176391730778" calcext:value-type="float">
            <text:p>3,15</text:p>
          </table:table-cell>
          <table:table-cell table:style-name="ce4" table:formula="of:=(LN([.C68])-LN([.C67]))/(LN([.A68])-LN([.A67]))" office:value-type="float" office:value="3.79525302739969" calcext:value-type="float">
            <text:p>3,80</text:p>
          </table:table-cell>
          <table:table-cell table:formula="of:=(LN([.D68])-LN([.D67]))/(LN([.A68])-LN([.A67]))" office:value-type="float" office:value="3.91855461303515" calcext:value-type="float">
            <text:p>3,92</text:p>
          </table:table-cell>
          <table:table-cell table:style-name="ce4" table:formula="of:=(LN([.B68]^2)-LN([.B67]^2))/(LN([.A68])-LN([.A67]))" office:value-type="float" office:value="6.30352783461557" calcext:value-type="float">
            <text:p>6,30</text:p>
          </table:table-cell>
          <table:table-cell table:style-name="ce4" table:formula="of:=(LN([.C68]^2)-LN([.C67]^2))/(LN([.A68])-LN([.A67]))" office:value-type="float" office:value="7.59050605479937" calcext:value-type="float">
            <text:p>7,59</text:p>
          </table:table-cell>
          <table:table-cell table:style-name="ce4" table:formula="of:=(LN([.D68]^2)-LN([.D67]^2))/(LN([.A68])-LN([.A67]))" office:value-type="float" office:value="7.83710922607029" calcext:value-type="float">
            <text:p>7,8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.473" calcext:value-type="float">
            <text:p>19,5</text:p>
          </table:table-cell>
          <table:table-cell office:value-type="float" office:value="12.312" calcext:value-type="float">
            <text:p>12,3</text:p>
          </table:table-cell>
          <table:table-cell office:value-type="float" office:value="11.029" calcext:value-type="float">
            <text:p>11,0</text:p>
          </table:table-cell>
          <table:table-cell table:formula="of:=(LN([.N68])-LN([.N67]))/(LN([.M68])-LN([.M67]))" office:value-type="float" office:value="2.3283488787567" calcext:value-type="float">
            <text:p>2,33</text:p>
          </table:table-cell>
          <table:table-cell table:formula="of:=(LN([.O68])-LN([.O67]))/(LN([.M68])-LN([.M67]))" office:value-type="float" office:value="1.49920834474809" calcext:value-type="float">
            <text:p>1,50</text:p>
          </table:table-cell>
          <table:table-cell table:formula="of:=(LN([.P68])-LN([.P67]))/(LN([.M68])-LN([.M67]))" office:value-type="float" office:value="0.989319746643273" calcext:value-type="float">
            <text:p>0,99</text:p>
          </table:table-cell>
          <table:table-cell table:style-name="ce4" table:formula="of:=(LN([.N68]^2)-LN([.N67]^2))/(LN([.M68])-LN([.M67]))" office:value-type="float" office:value="4.6566977575134" calcext:value-type="float">
            <text:p>4,66</text:p>
          </table:table-cell>
          <table:table-cell table:style-name="ce4" table:formula="of:=(LN([.O68]^2)-LN([.O67]^2))/(LN([.M68])-LN([.M67]))" office:value-type="float" office:value="2.99841668949618" calcext:value-type="float">
            <text:p>3,00</text:p>
          </table:table-cell>
          <table:table-cell table:style-name="ce4" table:formula="of:=(LN([.P68]^2)-LN([.P67]^2))/(LN([.M68])-LN([.M67]))" office:value-type="float" office:value="1.97863949328655" calcext:value-type="float">
            <text:p>1,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0.107" calcext:value-type="float">
            <text:p>190,1</text:p>
          </table:table-cell>
          <table:table-cell office:value-type="float" office:value="93.365" calcext:value-type="float">
            <text:p>93,4</text:p>
          </table:table-cell>
          <table:table-cell table:style-name="ce3" office:value-type="float" office:value="60.754" calcext:value-type="float">
            <text:p>60,8</text:p>
          </table:table-cell>
          <table:table-cell table:style-name="ce4" table:formula="of:=(LN([.B69])-LN([.B68]))/(LN([.A69])-LN([.A68]))" office:value-type="float" office:value="2.55764762954177" calcext:value-type="float">
            <text:p>2,56</text:p>
          </table:table-cell>
          <table:table-cell table:style-name="ce4" table:formula="of:=(LN([.C69])-LN([.C68]))/(LN([.A69])-LN([.A68]))" office:value-type="float" office:value="1.89369476482188" calcext:value-type="float">
            <text:p>1,89</text:p>
          </table:table-cell>
          <table:table-cell table:formula="of:=(LN([.D69])-LN([.D68]))/(LN([.A69])-LN([.A68]))" office:value-type="float" office:value="1.63057853537697" calcext:value-type="float">
            <text:p>1,63</text:p>
          </table:table-cell>
          <table:table-cell table:style-name="ce4" table:formula="of:=(LN([.B69]^2)-LN([.B68]^2))/(LN([.A69])-LN([.A68]))" office:value-type="float" office:value="5.11529525908353" calcext:value-type="float">
            <text:p>5,12</text:p>
          </table:table-cell>
          <table:table-cell table:style-name="ce4" table:formula="of:=(LN([.C69]^2)-LN([.C68]^2))/(LN([.A69])-LN([.A68]))" office:value-type="float" office:value="3.78738952964376" calcext:value-type="float">
            <text:p>3,79</text:p>
          </table:table-cell>
          <table:table-cell table:style-name="ce4" table:formula="of:=(LN([.D69]^2)-LN([.D68]^2))/(LN([.A69])-LN([.A68]))" office:value-type="float" office:value="3.26115707075395" calcext:value-type="float">
            <text:p>3,2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.881" calcext:value-type="float">
            <text:p>27,9</text:p>
          </table:table-cell>
          <table:table-cell office:value-type="float" office:value="15.513" calcext:value-type="float">
            <text:p>15,5</text:p>
          </table:table-cell>
          <table:table-cell office:value-type="float" office:value="12.846" calcext:value-type="float">
            <text:p>12,8</text:p>
          </table:table-cell>
          <table:table-cell table:formula="of:=(LN([.N69])-LN([.N68]))/(LN([.M69])-LN([.M68]))" office:value-type="float" office:value="2.95699918425072" calcext:value-type="float">
            <text:p>2,96</text:p>
          </table:table-cell>
          <table:table-cell table:formula="of:=(LN([.O69])-LN([.O68]))/(LN([.M69])-LN([.M68]))" office:value-type="float" office:value="2.09553045061581" calcext:value-type="float">
            <text:p>2,10</text:p>
          </table:table-cell>
          <table:table-cell table:formula="of:=(LN([.P69])-LN([.P68]))/(LN([.M69])-LN([.M68]))" office:value-type="float" office:value="1.63579968592761" calcext:value-type="float">
            <text:p>1,64</text:p>
          </table:table-cell>
          <table:table-cell table:style-name="ce4" table:formula="of:=(LN([.N69]^2)-LN([.N68]^2))/(LN([.M69])-LN([.M68]))" office:value-type="float" office:value="5.91399836850145" calcext:value-type="float">
            <text:p>5,91</text:p>
          </table:table-cell>
          <table:table-cell table:style-name="ce4" table:formula="of:=(LN([.O69]^2)-LN([.O68]^2))/(LN([.M69])-LN([.M68]))" office:value-type="float" office:value="4.19106090123162" calcext:value-type="float">
            <text:p>4,19</text:p>
          </table:table-cell>
          <table:table-cell table:style-name="ce4" table:formula="of:=(LN([.P69]^2)-LN([.P68]^2))/(LN([.M69])-LN([.M68]))" office:value-type="float" office:value="3.27159937185521" calcext:value-type="float">
            <text:p>3,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.795" calcext:value-type="float">
            <text:p>226,8</text:p>
          </table:table-cell>
          <table:table-cell office:value-type="float" office:value="106.396" calcext:value-type="float">
            <text:p>106,4</text:p>
          </table:table-cell>
          <table:table-cell table:style-name="ce3" office:value-type="float" office:value="67.988" calcext:value-type="float">
            <text:p>68,0</text:p>
          </table:table-cell>
          <table:table-cell table:style-name="ce4" table:formula="of:=(LN([.B70])-LN([.B69]))/(LN([.A70])-LN([.A69]))" office:value-type="float" office:value="3.01332849780627" calcext:value-type="float">
            <text:p>3,01</text:p>
          </table:table-cell>
          <table:table-cell table:style-name="ce4" table:formula="of:=(LN([.C70])-LN([.C69]))/(LN([.A70])-LN([.A69]))" office:value-type="float" office:value="2.24886338240064" calcext:value-type="float">
            <text:p>2,25</text:p>
          </table:table-cell>
          <table:table-cell table:formula="of:=(LN([.D70])-LN([.D69]))/(LN([.A70])-LN([.A69]))" office:value-type="float" office:value="1.22493698066443" calcext:value-type="float">
            <text:p>1,22</text:p>
          </table:table-cell>
          <table:table-cell table:style-name="ce4" table:formula="of:=(LN([.B70]^2)-LN([.B69]^2))/(LN([.A70])-LN([.A69]))" office:value-type="float" office:value="6.02665699561255" calcext:value-type="float">
            <text:p>6,03</text:p>
          </table:table-cell>
          <table:table-cell table:style-name="ce4" table:formula="of:=(LN([.C70]^2)-LN([.C69]^2))/(LN([.A70])-LN([.A69]))" office:value-type="float" office:value="4.49772676480129" calcext:value-type="float">
            <text:p>4,50</text:p>
          </table:table-cell>
          <table:table-cell table:style-name="ce4" table:formula="of:=(LN([.D70]^2)-LN([.D69]^2))/(LN([.A70])-LN([.A69]))" office:value-type="float" office:value="2.44987396132886" calcext:value-type="float">
            <text:p>2,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.38" calcext:value-type="float">
            <text:p>41,4</text:p>
          </table:table-cell>
          <table:table-cell office:value-type="float" office:value="20.522" calcext:value-type="float">
            <text:p>20,5</text:p>
          </table:table-cell>
          <table:table-cell office:value-type="float" office:value="15.982" calcext:value-type="float">
            <text:p>16,0</text:p>
          </table:table-cell>
          <table:table-cell table:formula="of:=(LN([.N70])-LN([.N69]))/(LN([.M70])-LN([.M69]))" office:value-type="float" office:value="2.23777428362723" calcext:value-type="float">
            <text:p>2,24</text:p>
          </table:table-cell>
          <table:table-cell table:formula="of:=(LN([.O70])-LN([.O69]))/(LN([.M70])-LN([.M69]))" office:value-type="float" office:value="2.93881979492465" calcext:value-type="float">
            <text:p>2,94</text:p>
          </table:table-cell>
          <table:table-cell table:formula="of:=(LN([.P70])-LN([.P69]))/(LN([.M70])-LN([.M69]))" office:value-type="float" office:value="2.78591547418845" calcext:value-type="float">
            <text:p>2,79</text:p>
          </table:table-cell>
          <table:table-cell table:style-name="ce4" table:formula="of:=(LN([.N70]^2)-LN([.N69]^2))/(LN([.M70])-LN([.M69]))" office:value-type="float" office:value="4.47554856725447" calcext:value-type="float">
            <text:p>4,48</text:p>
          </table:table-cell>
          <table:table-cell table:style-name="ce4" table:formula="of:=(LN([.O70]^2)-LN([.O69]^2))/(LN([.M70])-LN([.M69]))" office:value-type="float" office:value="5.8776395898493" calcext:value-type="float">
            <text:p>5,88</text:p>
          </table:table-cell>
          <table:table-cell table:style-name="ce4" table:formula="of:=(LN([.P70]^2)-LN([.P69]^2))/(LN([.M70])-LN([.M69]))" office:value-type="float" office:value="5.5718309483769" calcext:value-type="float">
            <text:p>5,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482" calcext:value-type="float">
            <text:p>275,5</text:p>
          </table:table-cell>
          <table:table-cell office:value-type="float" office:value="123.015" calcext:value-type="float">
            <text:p>123,0</text:p>
          </table:table-cell>
          <table:table-cell table:style-name="ce3" office:value-type="float" office:value="73.581" calcext:value-type="float">
            <text:p>73,6</text:p>
          </table:table-cell>
          <table:table-cell table:style-name="ce4" table:formula="of:=(LN([.B71])-LN([.B70]))/(LN([.A71])-LN([.A70]))" office:value-type="float" office:value="2.72366790481179" calcext:value-type="float">
            <text:p>2,72</text:p>
          </table:table-cell>
          <table:table-cell table:style-name="ce4" table:formula="of:=(LN([.C71])-LN([.C70]))/(LN([.A71])-LN([.A70]))" office:value-type="float" office:value="3.74254765687321" calcext:value-type="float">
            <text:p>3,74</text:p>
          </table:table-cell>
          <table:table-cell table:formula="of:=(LN([.D71])-LN([.D70]))/(LN([.A71])-LN([.A70]))" office:value-type="float" office:value="4.34814108957867" calcext:value-type="float">
            <text:p>4,35</text:p>
          </table:table-cell>
          <table:table-cell table:style-name="ce4" table:formula="of:=(LN([.B71]^2)-LN([.B70]^2))/(LN([.A71])-LN([.A70]))" office:value-type="float" office:value="5.44733580962357" calcext:value-type="float">
            <text:p>5,45</text:p>
          </table:table-cell>
          <table:table-cell table:style-name="ce4" table:formula="of:=(LN([.C71]^2)-LN([.C70]^2))/(LN([.A71])-LN([.A70]))" office:value-type="float" office:value="7.48509531374643" calcext:value-type="float">
            <text:p>7,49</text:p>
          </table:table-cell>
          <table:table-cell table:style-name="ce4" table:formula="of:=(LN([.D71]^2)-LN([.D70]^2))/(LN([.A71])-LN([.A70]))" office:value-type="float" office:value="8.69628217915734" calcext:value-type="float">
            <text:p>8,7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3.859" calcext:value-type="float">
            <text:p>53,9</text:p>
          </table:table-cell>
          <table:table-cell office:value-type="float" office:value="29.01" calcext:value-type="float">
            <text:p>29,0</text:p>
          </table:table-cell>
          <table:table-cell office:value-type="float" office:value="22.189" calcext:value-type="float">
            <text:p>22,2</text:p>
          </table:table-cell>
          <table:table-cell table:formula="of:=(LN([.N71])-LN([.N70]))/(LN([.M71])-LN([.M70]))" office:value-type="float" office:value="2.94334970063738" calcext:value-type="float">
            <text:p>2,94</text:p>
          </table:table-cell>
          <table:table-cell table:formula="of:=(LN([.O71])-LN([.O70]))/(LN([.M71])-LN([.M70]))" office:value-type="float" office:value="2.20946225767848" calcext:value-type="float">
            <text:p>2,21</text:p>
          </table:table-cell>
          <table:table-cell table:formula="of:=(LN([.P71])-LN([.P70]))/(LN([.M71])-LN([.M70]))" office:value-type="float" office:value="1.55024218949861" calcext:value-type="float">
            <text:p>1,55</text:p>
          </table:table-cell>
          <table:table-cell table:style-name="ce4" table:formula="of:=(LN([.N71]^2)-LN([.N70]^2))/(LN([.M71])-LN([.M70]))" office:value-type="float" office:value="5.88669940127476" calcext:value-type="float">
            <text:p>5,89</text:p>
          </table:table-cell>
          <table:table-cell table:style-name="ce4" table:formula="of:=(LN([.O71]^2)-LN([.O70]^2))/(LN([.M71])-LN([.M70]))" office:value-type="float" office:value="4.41892451535697" calcext:value-type="float">
            <text:p>4,42</text:p>
          </table:table-cell>
          <table:table-cell table:style-name="ce4" table:formula="of:=(LN([.P71]^2)-LN([.P70]^2))/(LN([.M71])-LN([.M70]))" office:value-type="float" office:value="3.10048437899723" calcext:value-type="float">
            <text:p>3,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4.941" calcext:value-type="float">
            <text:p>324,9</text:p>
          </table:table-cell>
          <table:table-cell office:value-type="float" office:value="154.346" calcext:value-type="float">
            <text:p>154,3</text:p>
          </table:table-cell>
          <table:table-cell table:style-name="ce3" office:value-type="float" office:value="95.774" calcext:value-type="float">
            <text:p>95,8</text:p>
          </table:table-cell>
          <table:table-cell table:style-name="ce4" table:formula="of:=(LN([.B72])-LN([.B71]))/(LN([.A72])-LN([.A71]))" office:value-type="float" office:value="3.21279672039767" calcext:value-type="float">
            <text:p>3,21</text:p>
          </table:table-cell>
          <table:table-cell table:style-name="ce4" table:formula="of:=(LN([.C72])-LN([.C71]))/(LN([.A72])-LN([.A71]))" office:value-type="float" office:value="2.25260884598632" calcext:value-type="float">
            <text:p>2,25</text:p>
          </table:table-cell>
          <table:table-cell table:formula="of:=(LN([.D72])-LN([.D71]))/(LN([.A72])-LN([.A71]))" office:value-type="float" office:value="2.33408535021085" calcext:value-type="float">
            <text:p>2,33</text:p>
          </table:table-cell>
          <table:table-cell table:style-name="ce4" table:formula="of:=(LN([.B72]^2)-LN([.B71]^2))/(LN([.A72])-LN([.A71]))" office:value-type="float" office:value="6.42559344079534" calcext:value-type="float">
            <text:p>6,43</text:p>
          </table:table-cell>
          <table:table-cell table:style-name="ce4" table:formula="of:=(LN([.C72]^2)-LN([.C71]^2))/(LN([.A72])-LN([.A71]))" office:value-type="float" office:value="4.50521769197264" calcext:value-type="float">
            <text:p>4,51</text:p>
          </table:table-cell>
          <table:table-cell table:style-name="ce4" table:formula="of:=(LN([.D72]^2)-LN([.D71]^2))/(LN([.A72])-LN([.A71]))" office:value-type="float" office:value="4.6681707004217" calcext:value-type="float">
            <text:p>4,6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3.441" calcext:value-type="float">
            <text:p>73,4</text:p>
          </table:table-cell>
          <table:table-cell office:value-type="float" office:value="36.614" calcext:value-type="float">
            <text:p>36,6</text:p>
          </table:table-cell>
          <table:table-cell office:value-type="float" office:value="26.126" calcext:value-type="float">
            <text:p>26,1</text:p>
          </table:table-cell>
          <table:table-cell table:formula="of:=(LN([.N72])-LN([.N71]))/(LN([.M72])-LN([.M71]))" office:value-type="float" office:value="2.70192373117206" calcext:value-type="float">
            <text:p>2,70</text:p>
          </table:table-cell>
          <table:table-cell table:formula="of:=(LN([.O72])-LN([.O71]))/(LN([.M72])-LN([.M71]))" office:value-type="float" office:value="2.93949267088623" calcext:value-type="float">
            <text:p>2,94</text:p>
          </table:table-cell>
          <table:table-cell table:formula="of:=(LN([.P72])-LN([.P71]))/(LN([.M72])-LN([.M71]))" office:value-type="float" office:value="3.21688312881648" calcext:value-type="float">
            <text:p>3,22</text:p>
          </table:table-cell>
          <table:table-cell table:style-name="ce4" table:formula="of:=(LN([.N72]^2)-LN([.N71]^2))/(LN([.M72])-LN([.M71]))" office:value-type="float" office:value="5.40384746234413" calcext:value-type="float">
            <text:p>5,40</text:p>
          </table:table-cell>
          <table:table-cell table:style-name="ce4" table:formula="of:=(LN([.O72]^2)-LN([.O71]^2))/(LN([.M72])-LN([.M71]))" office:value-type="float" office:value="5.87898534177247" calcext:value-type="float">
            <text:p>5,88</text:p>
          </table:table-cell>
          <table:table-cell table:style-name="ce4" table:formula="of:=(LN([.P72]^2)-LN([.P71]^2))/(LN([.M72])-LN([.M71]))" office:value-type="float" office:value="6.43376625763295" calcext:value-type="float">
            <text:p>6,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0.443" calcext:value-type="float">
            <text:p>390,4</text:p>
          </table:table-cell>
          <table:table-cell office:value-type="float" office:value="175.555" calcext:value-type="float">
            <text:p>175,6</text:p>
          </table:table-cell>
          <table:table-cell table:style-name="ce3" office:value-type="float" office:value="109.443" calcext:value-type="float">
            <text:p>109,4</text:p>
          </table:table-cell>
          <table:table-cell table:style-name="ce4" table:formula="of:=(LN([.B73])-LN([.B72]))/(LN([.A73])-LN([.A72]))" office:value-type="float" office:value="2.52462702927273" calcext:value-type="float">
            <text:p>2,52</text:p>
          </table:table-cell>
          <table:table-cell table:style-name="ce4" table:formula="of:=(LN([.C73])-LN([.C72]))/(LN([.A73])-LN([.A72]))" office:value-type="float" office:value="3.49254094622241" calcext:value-type="float">
            <text:p>3,49</text:p>
          </table:table-cell>
          <table:table-cell table:formula="of:=(LN([.D73])-LN([.D72]))/(LN([.A73])-LN([.A72]))" office:value-type="float" office:value="3.67528769841751" calcext:value-type="float">
            <text:p>3,68</text:p>
          </table:table-cell>
          <table:table-cell table:style-name="ce4" table:formula="of:=(LN([.B73]^2)-LN([.B72]^2))/(LN([.A73])-LN([.A72]))" office:value-type="float" office:value="5.04925405854546" calcext:value-type="float">
            <text:p>5,05</text:p>
          </table:table-cell>
          <table:table-cell table:style-name="ce4" table:formula="of:=(LN([.C73]^2)-LN([.C72]^2))/(LN([.A73])-LN([.A72]))" office:value-type="float" office:value="6.98508189244483" calcext:value-type="float">
            <text:p>6,99</text:p>
          </table:table-cell>
          <table:table-cell table:style-name="ce4" table:formula="of:=(LN([.D73]^2)-LN([.D72]^2))/(LN([.A73])-LN([.A72]))" office:value-type="float" office:value="7.35057539683502" calcext:value-type="float">
            <text:p>7,3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5.012" calcext:value-type="float">
            <text:p>95,0</text:p>
          </table:table-cell>
          <table:table-cell office:value-type="float" office:value="48.453" calcext:value-type="float">
            <text:p>48,5</text:p>
          </table:table-cell>
          <table:table-cell office:value-type="float" office:value="35.5" calcext:value-type="float">
            <text:p>35,5</text:p>
          </table:table-cell>
          <table:table-cell table:formula="of:=(LN([.N73])-LN([.N72]))/(LN([.M73])-LN([.M72]))" office:value-type="float" office:value="2.93314998179128" calcext:value-type="float">
            <text:p>2,93</text:p>
          </table:table-cell>
          <table:table-cell table:formula="of:=(LN([.O73])-LN([.O72]))/(LN([.M73])-LN([.M72]))" office:value-type="float" office:value="2.27101320989854" calcext:value-type="float">
            <text:p>2,27</text:p>
          </table:table-cell>
          <table:table-cell table:formula="of:=(LN([.P73])-LN([.P72]))/(LN([.M73])-LN([.M72]))" office:value-type="float" office:value="1.5803206776611" calcext:value-type="float">
            <text:p>1,58</text:p>
          </table:table-cell>
          <table:table-cell table:style-name="ce4" table:formula="of:=(LN([.N73]^2)-LN([.N72]^2))/(LN([.M73])-LN([.M72]))" office:value-type="float" office:value="5.86629996358255" calcext:value-type="float">
            <text:p>5,87</text:p>
          </table:table-cell>
          <table:table-cell table:style-name="ce4" table:formula="of:=(LN([.O73]^2)-LN([.O72]^2))/(LN([.M73])-LN([.M72]))" office:value-type="float" office:value="4.54202641979709" calcext:value-type="float">
            <text:p>4,54</text:p>
          </table:table-cell>
          <table:table-cell table:style-name="ce4" table:formula="of:=(LN([.P73]^2)-LN([.P72]^2))/(LN([.M73])-LN([.M72]))" office:value-type="float" office:value="3.1606413553222" calcext:value-type="float">
            <text:p>3,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7.547" calcext:value-type="float">
            <text:p>447,5</text:p>
          </table:table-cell>
          <table:table-cell office:value-type="float" office:value="212.042" calcext:value-type="float">
            <text:p>212,0</text:p>
          </table:table-cell>
          <table:table-cell table:style-name="ce3" office:value-type="float" office:value="133.502" calcext:value-type="float">
            <text:p>133,5</text:p>
          </table:table-cell>
          <table:table-cell table:style-name="ce4" table:formula="of:=(LN([.B74])-LN([.B73]))/(LN([.A74])-LN([.A73]))" office:value-type="float" office:value="2.98715568139183" calcext:value-type="float">
            <text:p>2,99</text:p>
          </table:table-cell>
          <table:table-cell table:style-name="ce4" table:formula="of:=(LN([.C74])-LN([.C73]))/(LN([.A74])-LN([.A73]))" office:value-type="float" office:value="2.27310286358404" calcext:value-type="float">
            <text:p>2,27</text:p>
          </table:table-cell>
          <table:table-cell table:formula="of:=(LN([.D74])-LN([.D73]))/(LN([.A74])-LN([.A73]))" office:value-type="float" office:value="1.13212025425247" calcext:value-type="float">
            <text:p>1,13</text:p>
          </table:table-cell>
          <table:table-cell table:style-name="ce4" table:formula="of:=(LN([.B74]^2)-LN([.B73]^2))/(LN([.A74])-LN([.A73]))" office:value-type="float" office:value="5.97431136278365" calcext:value-type="float">
            <text:p>5,97</text:p>
          </table:table-cell>
          <table:table-cell table:style-name="ce4" table:formula="of:=(LN([.C74]^2)-LN([.C73]^2))/(LN([.A74])-LN([.A73]))" office:value-type="float" office:value="4.54620572716808" calcext:value-type="float">
            <text:p>4,55</text:p>
          </table:table-cell>
          <table:table-cell table:style-name="ce4" table:formula="of:=(LN([.D74]^2)-LN([.D73]^2))/(LN([.A74])-LN([.A73]))" office:value-type="float" office:value="2.26424050850494" calcext:value-type="float">
            <text:p>2,2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2.636" calcext:value-type="float">
            <text:p>122,6</text:p>
          </table:table-cell>
          <table:table-cell office:value-type="float" office:value="59.039" calcext:value-type="float">
            <text:p>59,0</text:p>
          </table:table-cell>
          <table:table-cell office:value-type="float" office:value="40.733" calcext:value-type="float">
            <text:p>40,7</text:p>
          </table:table-cell>
          <table:table-cell table:formula="of:=(LN([.N74])-LN([.N73]))/(LN([.M74])-LN([.M73]))" office:value-type="float" office:value="2.55857937130317" calcext:value-type="float">
            <text:p>2,56</text:p>
          </table:table-cell>
          <table:table-cell table:formula="of:=(LN([.O74])-LN([.O73]))/(LN([.M74])-LN([.M73]))" office:value-type="float" office:value="2.21206652882033" calcext:value-type="float">
            <text:p>2,21</text:p>
          </table:table-cell>
          <table:table-cell table:formula="of:=(LN([.P74])-LN([.P73]))/(LN([.M74])-LN([.M73]))" office:value-type="float" office:value="1.3667480271302" calcext:value-type="float">
            <text:p>1,37</text:p>
          </table:table-cell>
          <table:table-cell table:style-name="ce4" table:formula="of:=(LN([.N74]^2)-LN([.N73]^2))/(LN([.M74])-LN([.M73]))" office:value-type="float" office:value="5.11715874260635" calcext:value-type="float">
            <text:p>5,12</text:p>
          </table:table-cell>
          <table:table-cell table:style-name="ce4" table:formula="of:=(LN([.O74]^2)-LN([.O73]^2))/(LN([.M74])-LN([.M73]))" office:value-type="float" office:value="4.42413305764065" calcext:value-type="float">
            <text:p>4,42</text:p>
          </table:table-cell>
          <table:table-cell table:style-name="ce4" table:formula="of:=(LN([.P74]^2)-LN([.P73]^2))/(LN([.M74])-LN([.M73]))" office:value-type="float" office:value="2.7334960542604" calcext:value-type="float">
            <text:p>2,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1.653" calcext:value-type="float">
            <text:p>521,7</text:p>
          </table:table-cell>
          <table:table-cell office:value-type="float" office:value="238.264" calcext:value-type="float">
            <text:p>238,3</text:p>
          </table:table-cell>
          <table:table-cell table:style-name="ce3" office:value-type="float" office:value="141.484" calcext:value-type="float">
            <text:p>141,5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50.508" calcext:value-type="float">
            <text:p>150,5</text:p>
          </table:table-cell>
          <table:table-cell office:value-type="float" office:value="70.475" calcext:value-type="float">
            <text:p>70,5</text:p>
          </table:table-cell>
          <table:table-cell office:value-type="float" office:value="45.442" calcext:value-type="float">
            <text:p>45,4</text:p>
          </table:table-cell>
          <table:table-cell table:formula="of:=(LN([.N75])-LN([.N74]))/(LN([.M75])-LN([.M74]))" office:value-type="float" office:value="3.15176391730778" calcext:value-type="float">
            <text:p>3,15</text:p>
          </table:table-cell>
          <table:table-cell table:formula="of:=(LN([.O75])-LN([.O74]))/(LN([.M75])-LN([.M74]))" office:value-type="float" office:value="3.79525302739969" calcext:value-type="float">
            <text:p>3,80</text:p>
          </table:table-cell>
          <table:table-cell table:formula="of:=(LN([.P75])-LN([.P74]))/(LN([.M75])-LN([.M74]))" office:value-type="float" office:value="3.91855461303515" calcext:value-type="float">
            <text:p>3,92</text:p>
          </table:table-cell>
          <table:table-cell table:style-name="ce4" table:formula="of:=(LN([.N75]^2)-LN([.N74]^2))/(LN([.M75])-LN([.M74]))" office:value-type="float" office:value="6.30352783461557" calcext:value-type="float">
            <text:p>6,30</text:p>
          </table:table-cell>
          <table:table-cell table:style-name="ce4" table:formula="of:=(LN([.O75]^2)-LN([.O74]^2))/(LN([.M75])-LN([.M74]))" office:value-type="float" office:value="7.59050605479937" calcext:value-type="float">
            <text:p>7,59</text:p>
          </table:table-cell>
          <table:table-cell table:style-name="ce4" table:formula="of:=(LN([.P75]^2)-LN([.P74]^2))/(LN([.M75])-LN([.M74]))" office:value-type="float" office:value="7.83710922607029" calcext:value-type="float">
            <text:p>7,84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90.107" calcext:value-type="float">
            <text:p>190,1</text:p>
          </table:table-cell>
          <table:table-cell office:value-type="float" office:value="93.365" calcext:value-type="float">
            <text:p>93,4</text:p>
          </table:table-cell>
          <table:table-cell office:value-type="float" office:value="60.754" calcext:value-type="float">
            <text:p>60,8</text:p>
          </table:table-cell>
          <table:table-cell table:formula="of:=(LN([.N76])-LN([.N75]))/(LN([.M76])-LN([.M75]))" office:value-type="float" office:value="2.55764762954177" calcext:value-type="float">
            <text:p>2,56</text:p>
          </table:table-cell>
          <table:table-cell table:formula="of:=(LN([.O76])-LN([.O75]))/(LN([.M76])-LN([.M75]))" office:value-type="float" office:value="1.89369476482188" calcext:value-type="float">
            <text:p>1,89</text:p>
          </table:table-cell>
          <table:table-cell table:formula="of:=(LN([.P76])-LN([.P75]))/(LN([.M76])-LN([.M75]))" office:value-type="float" office:value="1.63057853537697" calcext:value-type="float">
            <text:p>1,63</text:p>
          </table:table-cell>
          <table:table-cell table:style-name="ce4" table:formula="of:=(LN([.N76]^2)-LN([.N75]^2))/(LN([.M76])-LN([.M75]))" office:value-type="float" office:value="5.11529525908353" calcext:value-type="float">
            <text:p>5,12</text:p>
          </table:table-cell>
          <table:table-cell table:style-name="ce4" table:formula="of:=(LN([.O76]^2)-LN([.O75]^2))/(LN([.M76])-LN([.M75]))" office:value-type="float" office:value="3.78738952964376" calcext:value-type="float">
            <text:p>3,79</text:p>
          </table:table-cell>
          <table:table-cell table:style-name="ce4" table:formula="of:=(LN([.P76]^2)-LN([.P75]^2))/(LN([.M76])-LN([.M75]))" office:value-type="float" office:value="3.26115707075395" calcext:value-type="float">
            <text:p>3,26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26.795" calcext:value-type="float">
            <text:p>226,8</text:p>
          </table:table-cell>
          <table:table-cell office:value-type="float" office:value="106.396" calcext:value-type="float">
            <text:p>106,4</text:p>
          </table:table-cell>
          <table:table-cell office:value-type="float" office:value="67.988" calcext:value-type="float">
            <text:p>68,0</text:p>
          </table:table-cell>
          <table:table-cell table:formula="of:=(LN([.N77])-LN([.N76]))/(LN([.M77])-LN([.M76]))" office:value-type="float" office:value="3.01332849780627" calcext:value-type="float">
            <text:p>3,01</text:p>
          </table:table-cell>
          <table:table-cell table:formula="of:=(LN([.O77])-LN([.O76]))/(LN([.M77])-LN([.M76]))" office:value-type="float" office:value="2.24886338240064" calcext:value-type="float">
            <text:p>2,25</text:p>
          </table:table-cell>
          <table:table-cell table:formula="of:=(LN([.P77])-LN([.P76]))/(LN([.M77])-LN([.M76]))" office:value-type="float" office:value="1.22493698066443" calcext:value-type="float">
            <text:p>1,22</text:p>
          </table:table-cell>
          <table:table-cell table:style-name="ce4" table:formula="of:=(LN([.N77]^2)-LN([.N76]^2))/(LN([.M77])-LN([.M76]))" office:value-type="float" office:value="6.02665699561255" calcext:value-type="float">
            <text:p>6,03</text:p>
          </table:table-cell>
          <table:table-cell table:style-name="ce4" table:formula="of:=(LN([.O77]^2)-LN([.O76]^2))/(LN([.M77])-LN([.M76]))" office:value-type="float" office:value="4.49772676480129" calcext:value-type="float">
            <text:p>4,50</text:p>
          </table:table-cell>
          <table:table-cell table:style-name="ce4" table:formula="of:=(LN([.P77]^2)-LN([.P76]^2))/(LN([.M77])-LN([.M76]))" office:value-type="float" office:value="2.44987396132886" calcext:value-type="float">
            <text:p>2,45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75.482" calcext:value-type="float">
            <text:p>275,5</text:p>
          </table:table-cell>
          <table:table-cell office:value-type="float" office:value="123.015" calcext:value-type="float">
            <text:p>123,0</text:p>
          </table:table-cell>
          <table:table-cell office:value-type="float" office:value="73.581" calcext:value-type="float">
            <text:p>73,6</text:p>
          </table:table-cell>
          <table:table-cell table:formula="of:=(LN([.N78])-LN([.N77]))/(LN([.M78])-LN([.M77]))" office:value-type="float" office:value="2.72366790481179" calcext:value-type="float">
            <text:p>2,72</text:p>
          </table:table-cell>
          <table:table-cell table:formula="of:=(LN([.O78])-LN([.O77]))/(LN([.M78])-LN([.M77]))" office:value-type="float" office:value="3.74254765687321" calcext:value-type="float">
            <text:p>3,74</text:p>
          </table:table-cell>
          <table:table-cell table:formula="of:=(LN([.P78])-LN([.P77]))/(LN([.M78])-LN([.M77]))" office:value-type="float" office:value="4.34814108957867" calcext:value-type="float">
            <text:p>4,35</text:p>
          </table:table-cell>
          <table:table-cell table:style-name="ce4" table:formula="of:=(LN([.N78]^2)-LN([.N77]^2))/(LN([.M78])-LN([.M77]))" office:value-type="float" office:value="5.44733580962357" calcext:value-type="float">
            <text:p>5,45</text:p>
          </table:table-cell>
          <table:table-cell table:style-name="ce4" table:formula="of:=(LN([.O78]^2)-LN([.O77]^2))/(LN([.M78])-LN([.M77]))" office:value-type="float" office:value="7.48509531374643" calcext:value-type="float">
            <text:p>7,49</text:p>
          </table:table-cell>
          <table:table-cell table:style-name="ce4" table:formula="of:=(LN([.P78]^2)-LN([.P77]^2))/(LN([.M78])-LN([.M77]))" office:value-type="float" office:value="8.69628217915734" calcext:value-type="float">
            <text:p>8,7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24.941" calcext:value-type="float">
            <text:p>324,9</text:p>
          </table:table-cell>
          <table:table-cell office:value-type="float" office:value="154.346" calcext:value-type="float">
            <text:p>154,3</text:p>
          </table:table-cell>
          <table:table-cell office:value-type="float" office:value="95.774" calcext:value-type="float">
            <text:p>95,8</text:p>
          </table:table-cell>
          <table:table-cell table:formula="of:=(LN([.N79])-LN([.N78]))/(LN([.M79])-LN([.M78]))" office:value-type="float" office:value="3.21279672039767" calcext:value-type="float">
            <text:p>3,21</text:p>
          </table:table-cell>
          <table:table-cell table:formula="of:=(LN([.O79])-LN([.O78]))/(LN([.M79])-LN([.M78]))" office:value-type="float" office:value="2.25260884598632" calcext:value-type="float">
            <text:p>2,25</text:p>
          </table:table-cell>
          <table:table-cell table:formula="of:=(LN([.P79])-LN([.P78]))/(LN([.M79])-LN([.M78]))" office:value-type="float" office:value="2.33408535021085" calcext:value-type="float">
            <text:p>2,33</text:p>
          </table:table-cell>
          <table:table-cell table:style-name="ce4" table:formula="of:=(LN([.N79]^2)-LN([.N78]^2))/(LN([.M79])-LN([.M78]))" office:value-type="float" office:value="6.42559344079534" calcext:value-type="float">
            <text:p>6,43</text:p>
          </table:table-cell>
          <table:table-cell table:style-name="ce4" table:formula="of:=(LN([.O79]^2)-LN([.O78]^2))/(LN([.M79])-LN([.M78]))" office:value-type="float" office:value="4.50521769197264" calcext:value-type="float">
            <text:p>4,51</text:p>
          </table:table-cell>
          <table:table-cell table:style-name="ce4" table:formula="of:=(LN([.P79]^2)-LN([.P78]^2))/(LN([.M79])-LN([.M78]))" office:value-type="float" office:value="4.6681707004217" calcext:value-type="float">
            <text:p>4,67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90.443" calcext:value-type="float">
            <text:p>390,4</text:p>
          </table:table-cell>
          <table:table-cell office:value-type="float" office:value="175.555" calcext:value-type="float">
            <text:p>175,6</text:p>
          </table:table-cell>
          <table:table-cell office:value-type="float" office:value="109.443" calcext:value-type="float">
            <text:p>109,4</text:p>
          </table:table-cell>
          <table:table-cell table:formula="of:=(LN([.N80])-LN([.N79]))/(LN([.M80])-LN([.M79]))" office:value-type="float" office:value="2.52462702927273" calcext:value-type="float">
            <text:p>2,52</text:p>
          </table:table-cell>
          <table:table-cell table:formula="of:=(LN([.O80])-LN([.O79]))/(LN([.M80])-LN([.M79]))" office:value-type="float" office:value="3.49254094622241" calcext:value-type="float">
            <text:p>3,49</text:p>
          </table:table-cell>
          <table:table-cell table:formula="of:=(LN([.P80])-LN([.P79]))/(LN([.M80])-LN([.M79]))" office:value-type="float" office:value="3.67528769841751" calcext:value-type="float">
            <text:p>3,68</text:p>
          </table:table-cell>
          <table:table-cell table:style-name="ce4" table:formula="of:=(LN([.N80]^2)-LN([.N79]^2))/(LN([.M80])-LN([.M79]))" office:value-type="float" office:value="5.04925405854546" calcext:value-type="float">
            <text:p>5,05</text:p>
          </table:table-cell>
          <table:table-cell table:style-name="ce4" table:formula="of:=(LN([.O80]^2)-LN([.O79]^2))/(LN([.M80])-LN([.M79]))" office:value-type="float" office:value="6.98508189244483" calcext:value-type="float">
            <text:p>6,99</text:p>
          </table:table-cell>
          <table:table-cell table:style-name="ce4" table:formula="of:=(LN([.P80]^2)-LN([.P79]^2))/(LN([.M80])-LN([.M79]))" office:value-type="float" office:value="7.35057539683502" calcext:value-type="float">
            <text:p>7,35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47.547" calcext:value-type="float">
            <text:p>447,5</text:p>
          </table:table-cell>
          <table:table-cell office:value-type="float" office:value="212.042" calcext:value-type="float">
            <text:p>212,0</text:p>
          </table:table-cell>
          <table:table-cell office:value-type="float" office:value="133.502" calcext:value-type="float">
            <text:p>133,5</text:p>
          </table:table-cell>
          <table:table-cell table:formula="of:=(LN([.N81])-LN([.N80]))/(LN([.M81])-LN([.M80]))" office:value-type="float" office:value="2.98715568139183" calcext:value-type="float">
            <text:p>2,99</text:p>
          </table:table-cell>
          <table:table-cell table:formula="of:=(LN([.O81])-LN([.O80]))/(LN([.M81])-LN([.M80]))" office:value-type="float" office:value="2.27310286358404" calcext:value-type="float">
            <text:p>2,27</text:p>
          </table:table-cell>
          <table:table-cell table:formula="of:=(LN([.P81])-LN([.P80]))/(LN([.M81])-LN([.M80]))" office:value-type="float" office:value="1.13212025425247" calcext:value-type="float">
            <text:p>1,13</text:p>
          </table:table-cell>
          <table:table-cell table:style-name="ce4" table:formula="of:=(LN([.N81]^2)-LN([.N80]^2))/(LN([.M81])-LN([.M80]))" office:value-type="float" office:value="5.97431136278365" calcext:value-type="float">
            <text:p>5,97</text:p>
          </table:table-cell>
          <table:table-cell table:style-name="ce4" table:formula="of:=(LN([.O81]^2)-LN([.O80]^2))/(LN([.M81])-LN([.M80]))" office:value-type="float" office:value="4.54620572716808" calcext:value-type="float">
            <text:p>4,55</text:p>
          </table:table-cell>
          <table:table-cell table:style-name="ce4" table:formula="of:=(LN([.P81]^2)-LN([.P80]^2))/(LN([.M81])-LN([.M80]))" office:value-type="float" office:value="2.26424050850494" calcext:value-type="float">
            <text:p>2,26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1.653" calcext:value-type="float">
            <text:p>521,7</text:p>
          </table:table-cell>
          <table:table-cell office:value-type="float" office:value="238.264" calcext:value-type="float">
            <text:p>238,3</text:p>
          </table:table-cell>
          <table:table-cell office:value-type="float" office:value="141.484" calcext:value-type="float">
            <text:p>141,5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размер</text:p>
          </table:table-cell>
          <table:table-cell table:number-columns-repeated="2" table:style-name="ce2" office:value-type="string" calcext:value-type="string">
            <text:p>Время 2</text:p>
          </table:table-cell>
          <table:table-cell table:style-name="ce2" office:value-type="string" calcext:value-type="string">
            <text:p>Время 3</text:p>
          </table:table-cell>
          <table:table-cell table:style-name="Default" office:value-type="string" calcext:value-type="string">
            <text:p>1_1</text:p>
          </table:table-cell>
          <table:table-cell table:style-name="Default" office:value-type="string" calcext:value-type="string">
            <text:p>1_2</text:p>
          </table:table-cell>
          <table:table-cell table:style-name="Default" office:value-type="string" calcext:value-type="string">
            <text:p>1_3</text:p>
          </table:table-cell>
          <table:table-cell office:value-type="string" calcext:value-type="string">
            <text:p>2_1</text:p>
          </table:table-cell>
          <table:table-cell office:value-type="string" calcext:value-type="string">
            <text:p>2_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.098" calcext:value-type="float">
            <text:p>1,1</text:p>
          </table:table-cell>
          <table:table-cell office:value-type="float" office:value="1.146" calcext:value-type="float">
            <text:p>1,1</text:p>
          </table:table-cell>
          <table:table-cell table:formula="of:=(LN([.N85])-LN([.N84]))/(LN([.M85])-LN([.M84]))" office:value-type="float" office:value="0.103491760048736" calcext:value-type="float">
            <text:p>0,10</text:p>
          </table:table-cell>
          <table:table-cell table:formula="of:=(LN([.O85])-LN([.O84]))/(LN([.M85])-LN([.M84]))" office:value-type="float" office:value="0.103491760048736" calcext:value-type="float">
            <text:p>0,10</text:p>
          </table:table-cell>
          <table:table-cell table:formula="of:=(LN([.P85])-LN([.P84]))/(LN([.M85])-LN([.M84]))" office:value-type="float" office:value="0.111382229101658" calcext:value-type="float">
            <text:p>0,11</text:p>
          </table:table-cell>
          <table:table-cell table:style-name="ce4" table:formula="of:=(LN([.N85]^2)-LN([.N84]^2))/(LN([.M85])-LN([.M84]))" office:value-type="float" office:value="0.206983520097471" calcext:value-type="float">
            <text:p>0,21</text:p>
          </table:table-cell>
          <table:table-cell table:style-name="ce4" table:formula="of:=(LN([.O85]^2)-LN([.O84]^2))/(LN([.M85])-LN([.M84]))" office:value-type="float" office:value="0.206983520097471" calcext:value-type="float">
            <text:p>0,21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.297" calcext:value-type="float">
            <text:p>1,3</text:p>
          </table:table-cell>
          <table:table-cell office:value-type="float" office:value="1.371" calcext:value-type="float">
            <text:p>1,4</text:p>
          </table:table-cell>
          <table:table-cell table:formula="of:=(LN([.N86])-LN([.N85]))/(LN([.M86])-LN([.M85]))" office:value-type="float" office:value="1.02152904179436" calcext:value-type="float">
            <text:p>1,02</text:p>
          </table:table-cell>
          <table:table-cell table:formula="of:=(LN([.O86])-LN([.O85]))/(LN([.M86])-LN([.M85]))" office:value-type="float" office:value="1.02152904179436" calcext:value-type="float">
            <text:p>1,02</text:p>
          </table:table-cell>
          <table:table-cell table:formula="of:=(LN([.P86])-LN([.P85]))/(LN([.M86])-LN([.M85]))" office:value-type="float" office:value="1.04302229641069" calcext:value-type="float">
            <text:p>1,04</text:p>
          </table:table-cell>
          <table:table-cell table:style-name="ce4" table:formula="of:=(LN([.N86]^2)-LN([.N85]^2))/(LN([.M86])-LN([.M85]))" office:value-type="float" office:value="2.04305808358873" calcext:value-type="float">
            <text:p>2,04</text:p>
          </table:table-cell>
          <table:table-cell table:style-name="ce4" table:formula="of:=(LN([.O86]^2)-LN([.O85]^2))/(LN([.M86])-LN([.M85]))" office:value-type="float" office:value="2.04305808358873" calcext:value-type="float">
            <text:p>2,0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.633" calcext:value-type="float">
            <text:p>2,6</text:p>
          </table:table-cell>
          <table:table-cell office:value-type="float" office:value="2.825" calcext:value-type="float">
            <text:p>2,8</text:p>
          </table:table-cell>
          <table:table-cell table:formula="of:=(LN([.N87])-LN([.N86]))/(LN([.M87])-LN([.M86]))" office:value-type="float" office:value="0.746005020064108" calcext:value-type="float">
            <text:p>0,75</text:p>
          </table:table-cell>
          <table:table-cell table:formula="of:=(LN([.O87])-LN([.O86]))/(LN([.M87])-LN([.M86]))" office:value-type="float" office:value="0.746005020064108" calcext:value-type="float">
            <text:p>0,75</text:p>
          </table:table-cell>
          <table:table-cell table:formula="of:=(LN([.P87])-LN([.P86]))/(LN([.M87])-LN([.M86]))" office:value-type="float" office:value="0.759634109940421" calcext:value-type="float">
            <text:p>0,76</text:p>
          </table:table-cell>
          <table:table-cell table:style-name="ce4" table:formula="of:=(LN([.N87]^2)-LN([.N86]^2))/(LN([.M87])-LN([.M86]))" office:value-type="float" office:value="1.49201004012822" calcext:value-type="float">
            <text:p>1,49</text:p>
          </table:table-cell>
          <table:table-cell table:style-name="ce4" table:formula="of:=(LN([.O87]^2)-LN([.O86]^2))/(LN([.M87])-LN([.M86]))" office:value-type="float" office:value="1.49201004012822" calcext:value-type="float">
            <text:p>1,4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3.563" calcext:value-type="float">
            <text:p>3,6</text:p>
          </table:table-cell>
          <table:table-cell office:value-type="float" office:value="3.844" calcext:value-type="float">
            <text:p>3,8</text:p>
          </table:table-cell>
          <table:table-cell table:formula="of:=(LN([.N88])-LN([.N87]))/(LN([.M88])-LN([.M87]))" office:value-type="float" office:value="1.7619749694052" calcext:value-type="float">
            <text:p>1,76</text:p>
          </table:table-cell>
          <table:table-cell table:formula="of:=(LN([.O88])-LN([.O87]))/(LN([.M88])-LN([.M87]))" office:value-type="float" office:value="1.7619749694052" calcext:value-type="float">
            <text:p>1,76</text:p>
          </table:table-cell>
          <table:table-cell table:formula="of:=(LN([.P88])-LN([.P87]))/(LN([.M88])-LN([.M87]))" office:value-type="float" office:value="1.43165519696907" calcext:value-type="float">
            <text:p>1,43</text:p>
          </table:table-cell>
          <table:table-cell table:style-name="ce4" table:formula="of:=(LN([.N88]^2)-LN([.N87]^2))/(LN([.M88])-LN([.M87]))" office:value-type="float" office:value="3.5239499388104" calcext:value-type="float">
            <text:p>3,52</text:p>
          </table:table-cell>
          <table:table-cell table:style-name="ce4" table:formula="of:=(LN([.O88]^2)-LN([.O87]^2))/(LN([.M88])-LN([.M87]))" office:value-type="float" office:value="3.5239499388104" calcext:value-type="float">
            <text:p>3,5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5.915" calcext:value-type="float">
            <text:p>5,9</text:p>
          </table:table-cell>
          <table:table-cell office:value-type="float" office:value="5.803" calcext:value-type="float">
            <text:p>5,8</text:p>
          </table:table-cell>
          <table:table-cell table:formula="of:=(LN([.N89])-LN([.N88]))/(LN([.M89])-LN([.M88]))" office:value-type="float" office:value="1.18129765038286" calcext:value-type="float">
            <text:p>1,18</text:p>
          </table:table-cell>
          <table:table-cell table:formula="of:=(LN([.O89])-LN([.O88]))/(LN([.M89])-LN([.M88]))" office:value-type="float" office:value="1.18129765038286" calcext:value-type="float">
            <text:p>1,18</text:p>
          </table:table-cell>
          <table:table-cell table:formula="of:=(LN([.P89])-LN([.P88]))/(LN([.M89])-LN([.M88]))" office:value-type="float" office:value="0.816029695271684" calcext:value-type="float">
            <text:p>0,82</text:p>
          </table:table-cell>
          <table:table-cell table:style-name="ce4" table:formula="of:=(LN([.N89]^2)-LN([.N88]^2))/(LN([.M89])-LN([.M88]))" office:value-type="float" office:value="2.36259530076571" calcext:value-type="float">
            <text:p>2,36</text:p>
          </table:table-cell>
          <table:table-cell table:style-name="ce4" table:formula="of:=(LN([.O89]^2)-LN([.O88]^2))/(LN([.M89])-LN([.M88]))" office:value-type="float" office:value="2.36259530076571" calcext:value-type="float">
            <text:p>2,36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7.699" calcext:value-type="float">
            <text:p>7,7</text:p>
          </table:table-cell>
          <table:table-cell office:value-type="float" office:value="6.962" calcext:value-type="float">
            <text:p>7,0</text:p>
          </table:table-cell>
          <table:table-cell table:formula="of:=(LN([.N90])-LN([.N89]))/(LN([.M90])-LN([.M89]))" office:value-type="float" office:value="2.57503256606808" calcext:value-type="float">
            <text:p>2,58</text:p>
          </table:table-cell>
          <table:table-cell table:formula="of:=(LN([.O90])-LN([.O89]))/(LN([.M90])-LN([.M89]))" office:value-type="float" office:value="2.57503256606808" calcext:value-type="float">
            <text:p>2,58</text:p>
          </table:table-cell>
          <table:table-cell table:formula="of:=(LN([.P90])-LN([.P89]))/(LN([.M90])-LN([.M89]))" office:value-type="float" office:value="2.5233515225777" calcext:value-type="float">
            <text:p>2,52</text:p>
          </table:table-cell>
          <table:table-cell table:style-name="ce4" table:formula="of:=(LN([.N90]^2)-LN([.N89]^2))/(LN([.M90])-LN([.M89]))" office:value-type="float" office:value="5.15006513213616" calcext:value-type="float">
            <text:p>5,15</text:p>
          </table:table-cell>
          <table:table-cell table:style-name="ce4" table:formula="of:=(LN([.O90]^2)-LN([.O89]^2))/(LN([.M90])-LN([.M89]))" office:value-type="float" office:value="5.15006513213616" calcext:value-type="float">
            <text:p>5,15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2.312" calcext:value-type="float">
            <text:p>12,3</text:p>
          </table:table-cell>
          <table:table-cell office:value-type="float" office:value="11.029" calcext:value-type="float">
            <text:p>11,0</text:p>
          </table:table-cell>
          <table:table-cell table:formula="of:=(LN([.N91])-LN([.N90]))/(LN([.M91])-LN([.M90]))" office:value-type="float" office:value="1.49920834474809" calcext:value-type="float">
            <text:p>1,50</text:p>
          </table:table-cell>
          <table:table-cell table:formula="of:=(LN([.O91])-LN([.O90]))/(LN([.M91])-LN([.M90]))" office:value-type="float" office:value="1.49920834474809" calcext:value-type="float">
            <text:p>1,50</text:p>
          </table:table-cell>
          <table:table-cell table:formula="of:=(LN([.P91])-LN([.P90]))/(LN([.M91])-LN([.M90]))" office:value-type="float" office:value="0.989319746643273" calcext:value-type="float">
            <text:p>0,99</text:p>
          </table:table-cell>
          <table:table-cell table:style-name="ce4" table:formula="of:=(LN([.N91]^2)-LN([.N90]^2))/(LN([.M91])-LN([.M90]))" office:value-type="float" office:value="2.99841668949618" calcext:value-type="float">
            <text:p>3,00</text:p>
          </table:table-cell>
          <table:table-cell table:style-name="ce4" table:formula="of:=(LN([.O91]^2)-LN([.O90]^2))/(LN([.M91])-LN([.M90]))" office:value-type="float" office:value="2.99841668949618" calcext:value-type="float">
            <text:p>3,00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15.513" calcext:value-type="float">
            <text:p>15,5</text:p>
          </table:table-cell>
          <table:table-cell office:value-type="float" office:value="12.846" calcext:value-type="float">
            <text:p>12,8</text:p>
          </table:table-cell>
          <table:table-cell table:formula="of:=(LN([.N92])-LN([.N91]))/(LN([.M92])-LN([.M91]))" office:value-type="float" office:value="2.09553045061581" calcext:value-type="float">
            <text:p>2,10</text:p>
          </table:table-cell>
          <table:table-cell table:formula="of:=(LN([.O92])-LN([.O91]))/(LN([.M92])-LN([.M91]))" office:value-type="float" office:value="2.09553045061581" calcext:value-type="float">
            <text:p>2,10</text:p>
          </table:table-cell>
          <table:table-cell table:formula="of:=(LN([.P92])-LN([.P91]))/(LN([.M92])-LN([.M91]))" office:value-type="float" office:value="1.63579968592761" calcext:value-type="float">
            <text:p>1,64</text:p>
          </table:table-cell>
          <table:table-cell table:style-name="ce4" table:formula="of:=(LN([.N92]^2)-LN([.N91]^2))/(LN([.M92])-LN([.M91]))" office:value-type="float" office:value="4.19106090123162" calcext:value-type="float">
            <text:p>4,19</text:p>
          </table:table-cell>
          <table:table-cell table:style-name="ce4" table:formula="of:=(LN([.O92]^2)-LN([.O91]^2))/(LN([.M92])-LN([.M91]))" office:value-type="float" office:value="4.19106090123162" calcext:value-type="float">
            <text:p>4,1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20.522" calcext:value-type="float">
            <text:p>20,5</text:p>
          </table:table-cell>
          <table:table-cell office:value-type="float" office:value="15.982" calcext:value-type="float">
            <text:p>16,0</text:p>
          </table:table-cell>
          <table:table-cell table:formula="of:=(LN([.N93])-LN([.N92]))/(LN([.M93])-LN([.M92]))" office:value-type="float" office:value="2.93881979492465" calcext:value-type="float">
            <text:p>2,94</text:p>
          </table:table-cell>
          <table:table-cell table:formula="of:=(LN([.O93])-LN([.O92]))/(LN([.M93])-LN([.M92]))" office:value-type="float" office:value="2.93881979492465" calcext:value-type="float">
            <text:p>2,94</text:p>
          </table:table-cell>
          <table:table-cell table:formula="of:=(LN([.P93])-LN([.P92]))/(LN([.M93])-LN([.M92]))" office:value-type="float" office:value="2.78591547418845" calcext:value-type="float">
            <text:p>2,79</text:p>
          </table:table-cell>
          <table:table-cell table:style-name="ce4" table:formula="of:=(LN([.N93]^2)-LN([.N92]^2))/(LN([.M93])-LN([.M92]))" office:value-type="float" office:value="5.8776395898493" calcext:value-type="float">
            <text:p>5,88</text:p>
          </table:table-cell>
          <table:table-cell table:style-name="ce4" table:formula="of:=(LN([.O93]^2)-LN([.O92]^2))/(LN([.M93])-LN([.M92]))" office:value-type="float" office:value="5.8776395898493" calcext:value-type="float">
            <text:p>5,88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 office:value-type="float" office:value="29.01" calcext:value-type="float">
            <text:p>29,0</text:p>
          </table:table-cell>
          <table:table-cell office:value-type="float" office:value="22.189" calcext:value-type="float">
            <text:p>22,2</text:p>
          </table:table-cell>
          <table:table-cell table:formula="of:=(LN([.N94])-LN([.N93]))/(LN([.M94])-LN([.M93]))" office:value-type="float" office:value="2.20946225767848" calcext:value-type="float">
            <text:p>2,21</text:p>
          </table:table-cell>
          <table:table-cell table:formula="of:=(LN([.O94])-LN([.O93]))/(LN([.M94])-LN([.M93]))" office:value-type="float" office:value="2.20946225767848" calcext:value-type="float">
            <text:p>2,21</text:p>
          </table:table-cell>
          <table:table-cell table:formula="of:=(LN([.P94])-LN([.P93]))/(LN([.M94])-LN([.M93]))" office:value-type="float" office:value="1.55024218949861" calcext:value-type="float">
            <text:p>1,55</text:p>
          </table:table-cell>
          <table:table-cell table:style-name="ce4" table:formula="of:=(LN([.N94]^2)-LN([.N93]^2))/(LN([.M94])-LN([.M93]))" office:value-type="float" office:value="4.41892451535697" calcext:value-type="float">
            <text:p>4,42</text:p>
          </table:table-cell>
          <table:table-cell table:style-name="ce4" table:formula="of:=(LN([.O94]^2)-LN([.O93]^2))/(LN([.M94])-LN([.M93]))" office:value-type="float" office:value="4.41892451535697" calcext:value-type="float">
            <text:p>4,4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36.614" calcext:value-type="float">
            <text:p>36,6</text:p>
          </table:table-cell>
          <table:table-cell office:value-type="float" office:value="26.126" calcext:value-type="float">
            <text:p>26,1</text:p>
          </table:table-cell>
          <table:table-cell table:formula="of:=(LN([.N95])-LN([.N94]))/(LN([.M95])-LN([.M94]))" office:value-type="float" office:value="2.93949267088623" calcext:value-type="float">
            <text:p>2,94</text:p>
          </table:table-cell>
          <table:table-cell table:formula="of:=(LN([.O95])-LN([.O94]))/(LN([.M95])-LN([.M94]))" office:value-type="float" office:value="2.93949267088623" calcext:value-type="float">
            <text:p>2,94</text:p>
          </table:table-cell>
          <table:table-cell table:formula="of:=(LN([.P95])-LN([.P94]))/(LN([.M95])-LN([.M94]))" office:value-type="float" office:value="3.21688312881648" calcext:value-type="float">
            <text:p>3,22</text:p>
          </table:table-cell>
          <table:table-cell table:style-name="ce4" table:formula="of:=(LN([.N95]^2)-LN([.N94]^2))/(LN([.M95])-LN([.M94]))" office:value-type="float" office:value="5.87898534177247" calcext:value-type="float">
            <text:p>5,88</text:p>
          </table:table-cell>
          <table:table-cell table:style-name="ce4" table:formula="of:=(LN([.O95]^2)-LN([.O94]^2))/(LN([.M95])-LN([.M94]))" office:value-type="float" office:value="5.87898534177247" calcext:value-type="float">
            <text:p>5,88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 office:value-type="float" office:value="48.453" calcext:value-type="float">
            <text:p>48,5</text:p>
          </table:table-cell>
          <table:table-cell office:value-type="float" office:value="35.5" calcext:value-type="float">
            <text:p>35,5</text:p>
          </table:table-cell>
          <table:table-cell table:formula="of:=(LN([.N96])-LN([.N95]))/(LN([.M96])-LN([.M95]))" office:value-type="float" office:value="2.27101320989854" calcext:value-type="float">
            <text:p>2,27</text:p>
          </table:table-cell>
          <table:table-cell table:formula="of:=(LN([.O96])-LN([.O95]))/(LN([.M96])-LN([.M95]))" office:value-type="float" office:value="2.27101320989854" calcext:value-type="float">
            <text:p>2,27</text:p>
          </table:table-cell>
          <table:table-cell table:formula="of:=(LN([.P96])-LN([.P95]))/(LN([.M96])-LN([.M95]))" office:value-type="float" office:value="1.5803206776611" calcext:value-type="float">
            <text:p>1,58</text:p>
          </table:table-cell>
          <table:table-cell table:style-name="ce4" table:formula="of:=(LN([.N96]^2)-LN([.N95]^2))/(LN([.M96])-LN([.M95]))" office:value-type="float" office:value="4.54202641979709" calcext:value-type="float">
            <text:p>4,54</text:p>
          </table:table-cell>
          <table:table-cell table:style-name="ce4" table:formula="of:=(LN([.O96]^2)-LN([.O95]^2))/(LN([.M96])-LN([.M95]))" office:value-type="float" office:value="4.54202641979709" calcext:value-type="float">
            <text:p>4,5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office:value-type="float" office:value="59.039" calcext:value-type="float">
            <text:p>59,0</text:p>
          </table:table-cell>
          <table:table-cell office:value-type="float" office:value="40.733" calcext:value-type="float">
            <text:p>40,7</text:p>
          </table:table-cell>
          <table:table-cell table:formula="of:=(LN([.N97])-LN([.N96]))/(LN([.M97])-LN([.M96]))" office:value-type="float" office:value="2.21206652882033" calcext:value-type="float">
            <text:p>2,21</text:p>
          </table:table-cell>
          <table:table-cell table:formula="of:=(LN([.O97])-LN([.O96]))/(LN([.M97])-LN([.M96]))" office:value-type="float" office:value="2.21206652882033" calcext:value-type="float">
            <text:p>2,21</text:p>
          </table:table-cell>
          <table:table-cell table:formula="of:=(LN([.P97])-LN([.P96]))/(LN([.M97])-LN([.M96]))" office:value-type="float" office:value="1.3667480271302" calcext:value-type="float">
            <text:p>1,37</text:p>
          </table:table-cell>
          <table:table-cell table:style-name="ce4" table:formula="of:=(LN([.N97]^2)-LN([.N96]^2))/(LN([.M97])-LN([.M96]))" office:value-type="float" office:value="4.42413305764065" calcext:value-type="float">
            <text:p>4,42</text:p>
          </table:table-cell>
          <table:table-cell table:style-name="ce4" table:formula="of:=(LN([.O97]^2)-LN([.O96]^2))/(LN([.M97])-LN([.M96]))" office:value-type="float" office:value="4.42413305764065" calcext:value-type="float">
            <text:p>4,42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 office:value-type="float" office:value="70.475" calcext:value-type="float">
            <text:p>70,5</text:p>
          </table:table-cell>
          <table:table-cell office:value-type="float" office:value="45.442" calcext:value-type="float">
            <text:p>45,4</text:p>
          </table:table-cell>
          <table:table-cell table:formula="of:=(LN([.N98])-LN([.N97]))/(LN([.M98])-LN([.M97]))" office:value-type="float" office:value="3.79525302739969" calcext:value-type="float">
            <text:p>3,80</text:p>
          </table:table-cell>
          <table:table-cell table:formula="of:=(LN([.O98])-LN([.O97]))/(LN([.M98])-LN([.M97]))" office:value-type="float" office:value="3.79525302739969" calcext:value-type="float">
            <text:p>3,80</text:p>
          </table:table-cell>
          <table:table-cell table:formula="of:=(LN([.P98])-LN([.P97]))/(LN([.M98])-LN([.M97]))" office:value-type="float" office:value="3.91855461303515" calcext:value-type="float">
            <text:p>3,92</text:p>
          </table:table-cell>
          <table:table-cell table:style-name="ce4" table:formula="of:=(LN([.N98]^2)-LN([.N97]^2))/(LN([.M98])-LN([.M97]))" office:value-type="float" office:value="7.59050605479937" calcext:value-type="float">
            <text:p>7,59</text:p>
          </table:table-cell>
          <table:table-cell table:style-name="ce4" table:formula="of:=(LN([.O98]^2)-LN([.O97]^2))/(LN([.M98])-LN([.M97]))" office:value-type="float" office:value="7.59050605479937" calcext:value-type="float">
            <text:p>7,5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 office:value-type="float" office:value="93.365" calcext:value-type="float">
            <text:p>93,4</text:p>
          </table:table-cell>
          <table:table-cell office:value-type="float" office:value="60.754" calcext:value-type="float">
            <text:p>60,8</text:p>
          </table:table-cell>
          <table:table-cell table:formula="of:=(LN([.N99])-LN([.N98]))/(LN([.M99])-LN([.M98]))" office:value-type="float" office:value="1.89369476482188" calcext:value-type="float">
            <text:p>1,89</text:p>
          </table:table-cell>
          <table:table-cell table:formula="of:=(LN([.O99])-LN([.O98]))/(LN([.M99])-LN([.M98]))" office:value-type="float" office:value="1.89369476482188" calcext:value-type="float">
            <text:p>1,89</text:p>
          </table:table-cell>
          <table:table-cell table:formula="of:=(LN([.P99])-LN([.P98]))/(LN([.M99])-LN([.M98]))" office:value-type="float" office:value="1.63057853537697" calcext:value-type="float">
            <text:p>1,63</text:p>
          </table:table-cell>
          <table:table-cell table:style-name="ce4" table:formula="of:=(LN([.N99]^2)-LN([.N98]^2))/(LN([.M99])-LN([.M98]))" office:value-type="float" office:value="3.78738952964376" calcext:value-type="float">
            <text:p>3,79</text:p>
          </table:table-cell>
          <table:table-cell table:style-name="ce4" table:formula="of:=(LN([.O99]^2)-LN([.O98]^2))/(LN([.M99])-LN([.M98]))" office:value-type="float" office:value="3.78738952964376" calcext:value-type="float">
            <text:p>3,7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106.396" calcext:value-type="float">
            <text:p>106,4</text:p>
          </table:table-cell>
          <table:table-cell office:value-type="float" office:value="67.988" calcext:value-type="float">
            <text:p>68,0</text:p>
          </table:table-cell>
          <table:table-cell table:formula="of:=(LN([.N100])-LN([.N99]))/(LN([.M100])-LN([.M99]))" office:value-type="float" office:value="2.24886338240064" calcext:value-type="float">
            <text:p>2,25</text:p>
          </table:table-cell>
          <table:table-cell table:formula="of:=(LN([.O100])-LN([.O99]))/(LN([.M100])-LN([.M99]))" office:value-type="float" office:value="2.24886338240064" calcext:value-type="float">
            <text:p>2,25</text:p>
          </table:table-cell>
          <table:table-cell table:formula="of:=(LN([.P100])-LN([.P99]))/(LN([.M100])-LN([.M99]))" office:value-type="float" office:value="1.22493698066443" calcext:value-type="float">
            <text:p>1,22</text:p>
          </table:table-cell>
          <table:table-cell table:style-name="ce4" table:formula="of:=(LN([.N100]^2)-LN([.N99]^2))/(LN([.M100])-LN([.M99]))" office:value-type="float" office:value="4.49772676480129" calcext:value-type="float">
            <text:p>4,50</text:p>
          </table:table-cell>
          <table:table-cell table:style-name="ce4" table:formula="of:=(LN([.O100]^2)-LN([.O99]^2))/(LN([.M100])-LN([.M99]))" office:value-type="float" office:value="4.49772676480129" calcext:value-type="float">
            <text:p>4,50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 office:value-type="float" office:value="123.015" calcext:value-type="float">
            <text:p>123,0</text:p>
          </table:table-cell>
          <table:table-cell office:value-type="float" office:value="73.581" calcext:value-type="float">
            <text:p>73,6</text:p>
          </table:table-cell>
          <table:table-cell table:formula="of:=(LN([.N101])-LN([.N100]))/(LN([.M101])-LN([.M100]))" office:value-type="float" office:value="3.74254765687321" calcext:value-type="float">
            <text:p>3,74</text:p>
          </table:table-cell>
          <table:table-cell table:formula="of:=(LN([.O101])-LN([.O100]))/(LN([.M101])-LN([.M100]))" office:value-type="float" office:value="3.74254765687321" calcext:value-type="float">
            <text:p>3,74</text:p>
          </table:table-cell>
          <table:table-cell table:formula="of:=(LN([.P101])-LN([.P100]))/(LN([.M101])-LN([.M100]))" office:value-type="float" office:value="4.34814108957867" calcext:value-type="float">
            <text:p>4,35</text:p>
          </table:table-cell>
          <table:table-cell table:style-name="ce4" table:formula="of:=(LN([.N101]^2)-LN([.N100]^2))/(LN([.M101])-LN([.M100]))" office:value-type="float" office:value="7.48509531374643" calcext:value-type="float">
            <text:p>7,49</text:p>
          </table:table-cell>
          <table:table-cell table:style-name="ce4" table:formula="of:=(LN([.O101]^2)-LN([.O100]^2))/(LN([.M101])-LN([.M100]))" office:value-type="float" office:value="7.48509531374643" calcext:value-type="float">
            <text:p>7,4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154.346" calcext:value-type="float">
            <text:p>154,3</text:p>
          </table:table-cell>
          <table:table-cell office:value-type="float" office:value="95.774" calcext:value-type="float">
            <text:p>95,8</text:p>
          </table:table-cell>
          <table:table-cell table:formula="of:=(LN([.N102])-LN([.N101]))/(LN([.M102])-LN([.M101]))" office:value-type="float" office:value="2.25260884598632" calcext:value-type="float">
            <text:p>2,25</text:p>
          </table:table-cell>
          <table:table-cell table:formula="of:=(LN([.O102])-LN([.O101]))/(LN([.M102])-LN([.M101]))" office:value-type="float" office:value="2.25260884598632" calcext:value-type="float">
            <text:p>2,25</text:p>
          </table:table-cell>
          <table:table-cell table:formula="of:=(LN([.P102])-LN([.P101]))/(LN([.M102])-LN([.M101]))" office:value-type="float" office:value="2.33408535021085" calcext:value-type="float">
            <text:p>2,33</text:p>
          </table:table-cell>
          <table:table-cell table:style-name="ce4" table:formula="of:=(LN([.N102]^2)-LN([.N101]^2))/(LN([.M102])-LN([.M101]))" office:value-type="float" office:value="4.50521769197264" calcext:value-type="float">
            <text:p>4,51</text:p>
          </table:table-cell>
          <table:table-cell table:style-name="ce4" table:formula="of:=(LN([.O102]^2)-LN([.O101]^2))/(LN([.M102])-LN([.M101]))" office:value-type="float" office:value="4.50521769197264" calcext:value-type="float">
            <text:p>4,51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 office:value-type="float" office:value="175.555" calcext:value-type="float">
            <text:p>175,6</text:p>
          </table:table-cell>
          <table:table-cell office:value-type="float" office:value="109.443" calcext:value-type="float">
            <text:p>109,4</text:p>
          </table:table-cell>
          <table:table-cell table:formula="of:=(LN([.N103])-LN([.N102]))/(LN([.M103])-LN([.M102]))" office:value-type="float" office:value="3.49254094622241" calcext:value-type="float">
            <text:p>3,49</text:p>
          </table:table-cell>
          <table:table-cell table:formula="of:=(LN([.O103])-LN([.O102]))/(LN([.M103])-LN([.M102]))" office:value-type="float" office:value="3.49254094622241" calcext:value-type="float">
            <text:p>3,49</text:p>
          </table:table-cell>
          <table:table-cell table:formula="of:=(LN([.P103])-LN([.P102]))/(LN([.M103])-LN([.M102]))" office:value-type="float" office:value="3.67528769841751" calcext:value-type="float">
            <text:p>3,68</text:p>
          </table:table-cell>
          <table:table-cell table:style-name="ce4" table:formula="of:=(LN([.N103]^2)-LN([.N102]^2))/(LN([.M103])-LN([.M102]))" office:value-type="float" office:value="6.98508189244483" calcext:value-type="float">
            <text:p>6,99</text:p>
          </table:table-cell>
          <table:table-cell table:style-name="ce4" table:formula="of:=(LN([.O103]^2)-LN([.O102]^2))/(LN([.M103])-LN([.M102]))" office:value-type="float" office:value="6.98508189244483" calcext:value-type="float">
            <text:p>6,9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 office:value-type="float" office:value="212.042" calcext:value-type="float">
            <text:p>212,0</text:p>
          </table:table-cell>
          <table:table-cell office:value-type="float" office:value="133.502" calcext:value-type="float">
            <text:p>133,5</text:p>
          </table:table-cell>
          <table:table-cell table:formula="of:=(LN([.N104])-LN([.N103]))/(LN([.M104])-LN([.M103]))" office:value-type="float" office:value="2.27310286358404" calcext:value-type="float">
            <text:p>2,27</text:p>
          </table:table-cell>
          <table:table-cell table:formula="of:=(LN([.O104])-LN([.O103]))/(LN([.M104])-LN([.M103]))" office:value-type="float" office:value="2.27310286358404" calcext:value-type="float">
            <text:p>2,27</text:p>
          </table:table-cell>
          <table:table-cell table:formula="of:=(LN([.P104])-LN([.P103]))/(LN([.M104])-LN([.M103]))" office:value-type="float" office:value="1.13212025425247" calcext:value-type="float">
            <text:p>1,13</text:p>
          </table:table-cell>
          <table:table-cell table:style-name="ce4" table:formula="of:=(LN([.N104]^2)-LN([.N103]^2))/(LN([.M104])-LN([.M103]))" office:value-type="float" office:value="4.54620572716808" calcext:value-type="float">
            <text:p>4,55</text:p>
          </table:table-cell>
          <table:table-cell table:style-name="ce4" table:formula="of:=(LN([.O104]^2)-LN([.O103]^2))/(LN([.M104])-LN([.M103]))" office:value-type="float" office:value="4.54620572716808" calcext:value-type="float">
            <text:p>4,55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238.264" calcext:value-type="float">
            <text:p>238,3</text:p>
          </table:table-cell>
          <table:table-cell office:value-type="float" office:value="141.484" calcext:value-type="float">
            <text:p>141,5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5T00:29:42.426666982</meta:creation-date>
    <meta:generator>LibreOffice/7.1.0.3$MacOSX_X86_64 LibreOffice_project/f6099ecf3d29644b5008cc8f48f42f4a40986e4c</meta:generator>
    <dc:date>2022-05-15T02:23:10.438672552</dc:date>
    <meta:editing-duration>PT29M41S</meta:editing-duration>
    <meta:editing-cycles>2</meta:editing-cycles>
    <meta:document-statistic meta:table-count="1" meta:cell-count="1230" meta:object-count="0"/>
  </office:meta>
</office:document-meta>
</file>